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variable" svg:panose-1="2 11 5 2 0 0 0 0 0 1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margin-top="0in"/>
      <style:text-properties style:font-name="Arial" style:font-name-complex="Arial" fo:font-size="8pt" style:font-size-asian="8pt" style:font-size-complex="8pt" fo:language="en" fo:country="US"/>
    </style:style>
    <style:style style:name="P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" style:parent-style-name="Standard" style:family="paragraph">
      <style:text-properties style:font-name="Arial" style:font-name-complex="Arial" fo:font-size="8pt" style:font-size-asian="8pt" style:font-size-complex="8pt"/>
    </style:style>
    <style:style style:name="P6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7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8" style:parent-style-name="Standard" style:family="paragraph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48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4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50" style:parent-style-name="Standard" style:family="paragraph">
      <style:text-properties style:font-name="Arial" style:font-name-complex="Arial" fo:font-size="8pt" style:font-size-asian="8pt" style:font-size-complex="8pt"/>
    </style:style>
    <style:style style:name="P51" style:parent-style-name="Standard" style:family="paragraph">
      <style:text-properties style:font-name="Arial" style:font-name-complex="Arial" fo:font-size="8pt" style:font-size-asian="8pt" style:font-size-complex="8pt"/>
    </style:style>
    <style:style style:name="P52" style:parent-style-name="Standard" style:family="paragraph">
      <style:text-properties style:font-name="Arial" style:font-name-complex="Arial" fo:font-size="8pt" style:font-size-asian="8pt" style:font-size-complex="8pt"/>
    </style:style>
    <style:style style:name="P53" style:parent-style-name="Standard" style:family="paragraph">
      <style:text-properties style:font-name="Arial" style:font-name-complex="Arial" fo:font-size="8pt" style:font-size-asian="8pt" style:font-size-complex="8pt"/>
    </style:style>
    <style:style style:name="P54" style:parent-style-name="Standard" style:family="paragraph">
      <style:text-properties style:font-name="Arial" style:font-name-complex="Arial" fo:font-size="8pt" style:font-size-asian="8pt" style:font-size-complex="8pt"/>
    </style:style>
    <style:style style:name="P55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56" style:parent-style-name="Standard" style:family="paragraph">
      <style:text-properties style:font-name="Arial" style:font-name-complex="Arial" fo:font-size="8pt" style:font-size-asian="8pt" style:font-size-complex="8pt"/>
    </style:style>
    <style:style style:name="P57" style:parent-style-name="Standard" style:family="paragraph">
      <style:text-properties style:font-name="Arial" style:font-name-complex="Arial" fo:font-size="8pt" style:font-size-asian="8pt" style:font-size-complex="8pt"/>
    </style:style>
    <style:style style:name="P5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7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7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7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73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74" style:parent-style-name="Standard" style:family="paragraph">
      <style:text-properties style:font-name="Arial" style:font-name-complex="Arial" fo:font-size="8pt" style:font-size-asian="8pt" style:font-size-complex="8pt"/>
    </style:style>
    <style:style style:name="P75" style:parent-style-name="Standard" style:family="paragraph">
      <style:text-properties style:font-name="Arial" style:font-name-complex="Arial" fo:font-size="8pt" style:font-size-asian="8pt" style:font-size-complex="8pt"/>
    </style:style>
    <style:style style:name="P76" style:parent-style-name="Standard" style:family="paragraph">
      <style:text-properties style:font-name="Arial" style:font-name-complex="Arial" fo:font-size="8pt" style:font-size-asian="8pt" style:font-size-complex="8pt"/>
    </style:style>
    <style:style style:name="P77" style:parent-style-name="Standard" style:family="paragraph">
      <style:text-properties style:font-name="Arial" style:font-name-complex="Arial" fo:font-size="8pt" style:font-size-asian="8pt" style:font-size-complex="8pt"/>
    </style:style>
    <style:style style:name="P78" style:parent-style-name="Standard" style:family="paragraph">
      <style:text-properties style:font-name="Arial" style:font-name-complex="Arial" fo:font-size="8pt" style:font-size-asian="8pt" style:font-size-complex="8pt"/>
    </style:style>
    <style:style style:name="P79" style:parent-style-name="Standard" style:family="paragraph">
      <style:text-properties style:font-name="Arial" style:font-name-complex="Arial" fo:font-size="8pt" style:font-size-asian="8pt" style:font-size-complex="8pt"/>
    </style:style>
    <style:style style:name="P80" style:parent-style-name="Standard" style:family="paragraph">
      <style:text-properties style:font-name="Arial" style:font-name-complex="Arial" fo:font-size="8pt" style:font-size-asian="8pt" style:font-size-complex="8pt"/>
    </style:style>
    <style:style style:name="T8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8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8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8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8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86" style:parent-style-name="Standard" style:family="paragraph">
      <style:text-properties style:font-name="Arial" style:font-name-complex="Arial" fo:font-size="8pt" style:font-size-asian="8pt" style:font-size-complex="8pt"/>
    </style:style>
    <style:style style:name="P87" style:parent-style-name="Standard" style:family="paragraph">
      <style:text-properties style:font-name="Arial" style:font-name-complex="Arial" fo:font-size="8pt" style:font-size-asian="8pt" style:font-size-complex="8pt"/>
    </style:style>
    <style:style style:name="P88" style:parent-style-name="Standard" style:family="paragraph">
      <style:text-properties style:font-name="Arial" style:font-name-complex="Arial" fo:font-size="8pt" style:font-size-asian="8pt" style:font-size-complex="8pt"/>
    </style:style>
    <style:style style:name="P89" style:parent-style-name="Standard" style:family="paragraph">
      <style:text-properties style:font-name="Arial" style:font-name-complex="Arial" fo:font-size="8pt" style:font-size-asian="8pt" style:font-size-complex="8pt"/>
    </style:style>
    <style:style style:name="P90" style:parent-style-name="Standard" style:family="paragraph">
      <style:text-properties style:font-name="Arial" style:font-name-complex="Arial" fo:font-size="8pt" style:font-size-asian="8pt" style:font-size-complex="8pt"/>
    </style:style>
    <style:style style:name="T9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9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9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9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96" style:parent-style-name="Standard" style:family="paragraph">
      <style:text-properties style:font-name="Arial" style:font-name-complex="Arial" fo:font-size="8pt" style:font-size-asian="8pt" style:font-size-complex="8pt"/>
    </style:style>
    <style:style style:name="P97" style:parent-style-name="Standard" style:family="paragraph">
      <style:text-properties style:font-name="Arial" style:font-name-complex="Arial" fo:font-size="8pt" style:font-size-asian="8pt" style:font-size-complex="8pt"/>
    </style:style>
    <style:style style:name="P98" style:parent-style-name="Standard" style:family="paragraph">
      <style:text-properties style:font-name="Arial" style:font-name-complex="Arial" fo:font-size="8pt" style:font-size-asian="8pt" style:font-size-complex="8pt"/>
    </style:style>
    <style:style style:name="P99" style:parent-style-name="Standard" style:family="paragraph">
      <style:text-properties style:font-name="Arial" style:font-name-complex="Arial" fo:font-size="8pt" style:font-size-asian="8pt" style:font-size-complex="8pt"/>
    </style:style>
    <style:style style:name="P100" style:parent-style-name="Standard" style:family="paragraph">
      <style:text-properties style:font-name="Arial" style:font-name-complex="Arial" fo:font-size="8pt" style:font-size-asian="8pt" style:font-size-complex="8pt"/>
    </style:style>
    <style:style style:name="P101" style:parent-style-name="Standard" style:family="paragraph">
      <style:text-properties style:font-name="Arial" style:font-name-complex="Arial" fo:font-size="8pt" style:font-size-asian="8pt" style:font-size-complex="8pt"/>
    </style:style>
    <style:style style:name="P102" style:parent-style-name="Standard" style:family="paragraph">
      <style:text-properties style:font-name="Arial" style:font-name-complex="Arial" fo:font-size="8pt" style:font-size-asian="8pt" style:font-size-complex="8pt"/>
    </style:style>
    <style:style style:name="P103" style:parent-style-name="Standard" style:family="paragraph">
      <style:text-properties style:font-name="Arial" style:font-name-complex="Arial" fo:font-size="8pt" style:font-size-asian="8pt" style:font-size-complex="8pt"/>
    </style:style>
    <style:style style:name="P104" style:parent-style-name="Standard" style:family="paragraph">
      <style:text-properties style:font-name="Arial" style:font-name-complex="Arial" fo:font-size="8pt" style:font-size-asian="8pt" style:font-size-complex="8pt"/>
    </style:style>
    <style:style style:name="T10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0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0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08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09" style:parent-style-name="Standard" style:family="paragraph">
      <style:text-properties style:font-name="Arial" style:font-name-complex="Arial" fo:font-size="8pt" style:font-size-asian="8pt" style:font-size-complex="8pt"/>
    </style:style>
    <style:style style:name="P110" style:parent-style-name="Standard" style:family="paragraph">
      <style:text-properties style:font-name="Arial" style:font-name-complex="Arial" fo:font-size="8pt" style:font-size-asian="8pt" style:font-size-complex="8pt"/>
    </style:style>
    <style:style style:name="P111" style:parent-style-name="Standard" style:family="paragraph">
      <style:text-properties style:font-name="Arial" style:font-name-complex="Arial" fo:font-size="8pt" style:font-size-asian="8pt" style:font-size-complex="8pt"/>
    </style:style>
    <style:style style:name="P112" style:parent-style-name="Standard" style:family="paragraph">
      <style:text-properties style:font-name="Arial" style:font-name-complex="Arial" fo:font-size="8pt" style:font-size-asian="8pt" style:font-size-complex="8pt"/>
    </style:style>
    <style:style style:name="P113" style:parent-style-name="Standard" style:family="paragraph">
      <style:text-properties style:font-name="Arial" style:font-name-complex="Arial" fo:font-size="8pt" style:font-size-asian="8pt" style:font-size-complex="8pt"/>
    </style:style>
    <style:style style:name="T114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15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1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1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2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2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22" style:parent-style-name="Standard" style:family="paragraph">
      <style:text-properties style:font-name="Arial" style:font-name-complex="Arial" fo:font-size="8pt" style:font-size-asian="8pt" style:font-size-complex="8pt"/>
    </style:style>
    <style:style style:name="P123" style:parent-style-name="Standard" style:family="paragraph">
      <style:text-properties style:font-name="Arial" style:font-name-complex="Arial" fo:font-size="8pt" style:font-size-asian="8pt" style:font-size-complex="8pt"/>
    </style:style>
    <style:style style:name="P124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125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126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127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128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12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4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4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4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43" style:parent-style-name="Standard" style:family="paragraph">
      <style:text-properties style:font-name="Arial" style:font-name-complex="Arial" fo:font-size="8pt" style:font-size-asian="8pt" style:font-size-complex="8pt"/>
    </style:style>
    <style:style style:name="P144" style:parent-style-name="Standard" style:family="paragraph">
      <style:text-properties style:font-name="Arial" style:font-name-complex="Arial" fo:font-size="8pt" style:font-size-asian="8pt" style:font-size-complex="8pt"/>
    </style:style>
    <style:style style:name="P145" style:parent-style-name="Standard" style:family="paragraph">
      <style:text-properties style:font-name="Arial" style:font-name-complex="Arial" fo:font-size="8pt" style:font-size-asian="8pt" style:font-size-complex="8pt"/>
    </style:style>
    <style:style style:name="P146" style:parent-style-name="Standard" style:family="paragraph">
      <style:text-properties style:font-name="Arial" style:font-name-complex="Arial" fo:font-size="8pt" style:font-size-asian="8pt" style:font-size-complex="8pt"/>
    </style:style>
    <style:style style:name="P147" style:parent-style-name="Standard" style:family="paragraph">
      <style:text-properties style:font-name="Arial" style:font-name-complex="Arial" fo:font-size="8pt" style:font-size-asian="8pt" style:font-size-complex="8pt"/>
    </style:style>
    <style:style style:name="P148" style:parent-style-name="Standard" style:family="paragraph">
      <style:text-properties style:font-name="Arial" style:font-name-complex="Arial" fo:font-size="8pt" style:font-size-asian="8pt" style:font-size-complex="8pt"/>
    </style:style>
    <style:style style:name="P149" style:parent-style-name="Standard" style:family="paragraph">
      <style:text-properties style:font-name="Arial" style:font-name-complex="Arial" fo:font-size="8pt" style:font-size-asian="8pt" style:font-size-complex="8pt"/>
    </style:style>
    <style:style style:name="P150" style:parent-style-name="Standard" style:family="paragraph">
      <style:text-properties style:font-name="Arial" style:font-name-complex="Arial" fo:font-size="8pt" style:font-size-asian="8pt" style:font-size-complex="8pt"/>
    </style:style>
    <style:style style:name="P151" style:parent-style-name="Standard" style:family="paragraph">
      <style:text-properties style:font-name="Arial" style:font-name-complex="Arial" fo:font-size="8pt" style:font-size-asian="8pt" style:font-size-complex="8pt"/>
    </style:style>
    <style:style style:name="T15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5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5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55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5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57" style:parent-style-name="Standard" style:family="paragraph">
      <style:text-properties style:font-name="Arial" style:font-name-complex="Arial" fo:font-size="8pt" style:font-size-asian="8pt" style:font-size-complex="8pt"/>
    </style:style>
    <style:style style:name="P158" style:parent-style-name="Standard" style:family="paragraph">
      <style:text-properties style:font-name="Arial" style:font-name-complex="Arial" fo:font-size="8pt" style:font-size-asian="8pt" style:font-size-complex="8pt"/>
    </style:style>
    <style:style style:name="P159" style:parent-style-name="Standard" style:family="paragraph">
      <style:text-properties style:font-name="Arial" style:font-name-complex="Arial" fo:font-size="8pt" style:font-size-asian="8pt" style:font-size-complex="8pt"/>
    </style:style>
    <style:style style:name="P160" style:parent-style-name="Standard" style:family="paragraph">
      <style:text-properties style:font-name="Arial" style:font-name-complex="Arial" fo:font-size="8pt" style:font-size-asian="8pt" style:font-size-complex="8pt"/>
    </style:style>
    <style:style style:name="P161" style:parent-style-name="Standard" style:family="paragraph">
      <style:text-properties style:font-name="Arial" style:font-name-complex="Arial" fo:font-size="8pt" style:font-size-asian="8pt" style:font-size-complex="8pt"/>
    </style:style>
    <style:style style:name="T16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6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6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6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6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6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68" style:parent-style-name="Standard" style:family="paragraph">
      <style:text-properties style:font-name="Arial" style:font-name-complex="Arial" fo:font-size="8pt" style:font-size-asian="8pt" style:font-size-complex="8pt"/>
    </style:style>
    <style:style style:name="P169" style:parent-style-name="Standard" style:family="paragraph">
      <style:text-properties style:font-name="Arial" style:font-name-complex="Arial" fo:font-size="8pt" style:font-size-asian="8pt" style:font-size-complex="8pt"/>
    </style:style>
    <style:style style:name="P170" style:parent-style-name="Standard" style:family="paragraph">
      <style:text-properties style:font-name="Arial" style:font-name-complex="Arial" fo:font-size="8pt" style:font-size-asian="8pt" style:font-size-complex="8pt"/>
    </style:style>
    <style:style style:name="P171" style:parent-style-name="Standard" style:family="paragraph">
      <style:text-properties style:font-name="Arial" style:font-name-complex="Arial" fo:font-size="8pt" style:font-size-asian="8pt" style:font-size-complex="8pt"/>
    </style:style>
    <style:style style:name="P172" style:parent-style-name="Standard" style:family="paragraph">
      <style:text-properties style:font-name="Arial" style:font-name-complex="Arial" fo:font-size="8pt" style:font-size-asian="8pt" style:font-size-complex="8pt"/>
    </style:style>
    <style:style style:name="T173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7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7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7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7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7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7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8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81" style:parent-style-name="Standard" style:family="paragraph">
      <style:text-properties style:font-name="Arial" style:font-name-complex="Arial" fo:font-size="8pt" style:font-size-asian="8pt" style:font-size-complex="8pt"/>
    </style:style>
    <style:style style:name="T18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8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8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7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19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1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1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1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213" style:parent-style-name="Standard" style:family="paragraph">
      <style:text-properties style:font-name="Arial" style:font-name-complex="Arial" fo:font-size="8pt" style:font-size-asian="8pt" style:font-size-complex="8pt"/>
    </style:style>
    <style:style style:name="T214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15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1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1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1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2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2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2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2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2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2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28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229" style:parent-style-name="Standard" style:family="paragraph">
      <style:text-properties style:font-name="Arial" style:font-name-complex="Arial" fo:font-size="8pt" style:font-size-asian="8pt" style:font-size-complex="8pt"/>
    </style:style>
    <style:style style:name="P230" style:parent-style-name="Standard" style:family="paragraph">
      <style:text-properties style:font-name="Arial" style:font-name-complex="Arial" fo:font-size="8pt" style:font-size-asian="8pt" style:font-size-complex="8pt"/>
    </style:style>
    <style:style style:name="P231" style:parent-style-name="Standard" style:family="paragraph">
      <style:text-properties style:font-name="Arial" style:font-name-complex="Arial" fo:font-size="8pt" style:font-size-asian="8pt" style:font-size-complex="8pt"/>
    </style:style>
    <style:style style:name="P232" style:parent-style-name="Standard" style:family="paragraph">
      <style:text-properties style:font-name="Arial" style:font-name-complex="Arial" fo:font-size="8pt" style:font-size-asian="8pt" style:font-size-complex="8pt"/>
    </style:style>
    <style:style style:name="P233" style:parent-style-name="Standard" style:family="paragraph">
      <style:text-properties style:font-name="Arial" style:font-name-complex="Arial" fo:font-size="8pt" style:font-size-asian="8pt" style:font-size-complex="8pt"/>
    </style:style>
    <style:style style:name="P234" style:parent-style-name="Standard" style:family="paragraph">
      <style:text-properties style:font-name="Arial" style:font-name-complex="Arial" fo:font-size="8pt" style:font-size-asian="8pt" style:font-size-complex="8pt"/>
    </style:style>
    <style:style style:name="P235" style:parent-style-name="Standard" style:family="paragraph">
      <style:text-properties style:font-name="Arial" style:font-name-complex="Arial" fo:font-size="8pt" style:font-size-asian="8pt" style:font-size-complex="8pt"/>
    </style:style>
    <style:style style:name="P236" style:parent-style-name="Standard" style:family="paragraph">
      <style:text-properties style:font-name="Arial" style:font-name-complex="Arial" fo:font-size="8pt" style:font-size-asian="8pt" style:font-size-complex="8pt"/>
    </style:style>
    <style:style style:name="P237" style:parent-style-name="Standard" style:family="paragraph">
      <style:text-properties style:font-name="Arial" style:font-name-complex="Arial" fo:font-size="8pt" style:font-size-asian="8pt" style:font-size-complex="8pt"/>
    </style:style>
    <style:style style:name="P238" style:parent-style-name="Standard" style:family="paragraph">
      <style:text-properties style:font-name="Arial" style:font-name-complex="Arial" fo:font-size="8pt" style:font-size-asian="8pt" style:font-size-complex="8pt"/>
    </style:style>
    <style:style style:name="P239" style:parent-style-name="Standard" style:family="paragraph">
      <style:text-properties style:font-name="Arial" style:font-name-complex="Arial" fo:font-size="8pt" style:font-size-asian="8pt" style:font-size-complex="8pt"/>
    </style:style>
    <style:style style:name="P240" style:parent-style-name="Standard" style:family="paragraph">
      <style:text-properties style:font-name="Arial" style:font-name-complex="Arial" fo:font-size="8pt" style:font-size-asian="8pt" style:font-size-complex="8pt"/>
    </style:style>
    <style:style style:name="T24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4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4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4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4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4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4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48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4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5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5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5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5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5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55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5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5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258" style:parent-style-name="Standard" style:family="paragraph">
      <style:text-properties style:font-name="Arial" style:font-name-complex="Arial" fo:font-size="8pt" style:font-size-asian="8pt" style:font-size-complex="8pt"/>
    </style:style>
    <style:style style:name="P259" style:parent-style-name="Standard" style:family="paragraph">
      <style:text-properties style:font-name="Arial" style:font-name-complex="Arial" fo:font-size="8pt" style:font-size-asian="8pt" style:font-size-complex="8pt"/>
    </style:style>
    <style:style style:name="P260" style:parent-style-name="Standard" style:family="paragraph">
      <style:text-properties style:font-name="Arial" style:font-name-complex="Arial" fo:font-size="8pt" style:font-size-asian="8pt" style:font-size-complex="8pt"/>
    </style:style>
    <style:style style:name="P261" style:parent-style-name="Standard" style:family="paragraph">
      <style:text-properties style:font-name="Arial" style:font-name-complex="Arial" fo:font-size="8pt" style:font-size-asian="8pt" style:font-size-complex="8pt"/>
    </style:style>
    <style:style style:name="P262" style:parent-style-name="Standard" style:family="paragraph">
      <style:text-properties style:font-name="Arial" style:font-name-complex="Arial" fo:font-size="8pt" style:font-size-asian="8pt" style:font-size-complex="8pt"/>
    </style:style>
    <style:style style:name="P263" style:parent-style-name="Standard" style:family="paragraph">
      <style:text-properties style:font-name="Arial" style:font-name-complex="Arial" fo:font-size="8pt" style:font-size-asian="8pt" style:font-size-complex="8pt"/>
    </style:style>
    <style:style style:name="P264" style:parent-style-name="Standard" style:family="paragraph">
      <style:text-properties style:font-name="Arial" style:font-name-complex="Arial" fo:font-size="8pt" style:font-size-asian="8pt" style:font-size-complex="8pt"/>
    </style:style>
    <style:style style:name="T26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6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6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6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6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8" style:parent-style-name="Standard" style:family="paragraph">
      <style:text-properties style:font-name="Arial" style:font-name-complex="Arial" fo:font-size="8pt" style:font-size-asian="8pt" style:font-size-complex="8pt"/>
    </style:style>
    <style:style style:name="P279" style:parent-style-name="Standard" style:family="paragraph">
      <style:text-properties style:font-name="Arial" style:font-name-complex="Arial" fo:font-size="8pt" style:font-size-asian="8pt" style:font-size-complex="8pt"/>
    </style:style>
    <style:style style:name="P280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281" style:parent-style-name="Standard" style:family="paragraph">
      <style:text-properties style:font-name="Arial" style:font-name-complex="Arial" fo:font-size="8pt" style:font-size-asian="8pt" style:font-size-complex="8pt"/>
    </style:style>
    <style:style style:name="P282" style:parent-style-name="Standard" style:family="paragraph">
      <style:text-properties style:font-name="Arial" style:font-name-complex="Arial" fo:font-size="8pt" style:font-size-asian="8pt" style:font-size-complex="8pt"/>
    </style:style>
    <style:style style:name="P283" style:parent-style-name="Standard" style:family="paragraph">
      <style:text-properties style:font-name="Arial" style:font-name-complex="Arial" fo:font-size="8pt" style:font-size-asian="8pt" style:font-size-complex="8pt"/>
    </style:style>
    <style:style style:name="P284" style:parent-style-name="Standard" style:family="paragraph">
      <style:text-properties style:font-name="Arial" style:font-name-complex="Arial" fo:font-size="8pt" style:font-size-asian="8pt" style:font-size-complex="8pt"/>
    </style:style>
    <style:style style:name="P285" style:parent-style-name="Standard" style:family="paragraph">
      <style:text-properties style:font-name="Arial" style:font-name-complex="Arial" fo:font-size="8pt" style:font-size-asian="8pt" style:font-size-complex="8pt"/>
    </style:style>
    <style:style style:name="P286" style:parent-style-name="Standard" style:family="paragraph">
      <style:text-properties style:font-name="Arial" style:font-name-complex="Arial" fo:font-size="8pt" style:font-size-asian="8pt" style:font-size-complex="8pt"/>
    </style:style>
    <style:style style:name="P287" style:parent-style-name="Standard" style:family="paragraph">
      <style:text-properties style:font-name="Arial" style:font-name-complex="Arial" fo:font-size="8pt" style:font-size-asian="8pt" style:font-size-complex="8pt"/>
    </style:style>
    <style:style style:name="P288" style:parent-style-name="Standard" style:family="paragraph">
      <style:text-properties style:font-name="Arial" style:font-name-complex="Arial" fo:font-size="8pt" style:font-size-asian="8pt" style:font-size-complex="8pt"/>
    </style:style>
    <style:style style:name="P289" style:parent-style-name="Standard" style:family="paragraph">
      <style:text-properties style:font-name="Arial" style:font-name-complex="Arial" fo:font-size="8pt" style:font-size-asian="8pt" style:font-size-complex="8pt"/>
    </style:style>
    <style:style style:name="T29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9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9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9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9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9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9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298" style:parent-style-name="Standard" style:family="paragraph">
      <style:text-properties style:font-name="Arial" style:font-name-complex="Arial" fo:font-size="8pt" style:font-size-asian="8pt" style:font-size-complex="8pt"/>
    </style:style>
    <style:style style:name="P299" style:parent-style-name="Standard" style:family="paragraph">
      <style:text-properties style:font-name="Arial" style:font-name-complex="Arial" fo:font-size="8pt" style:font-size-asian="8pt" style:font-size-complex="8pt"/>
    </style:style>
    <style:style style:name="P300" style:parent-style-name="Standard" style:family="paragraph">
      <style:text-properties style:font-name="Arial" style:font-name-complex="Arial" fo:font-size="8pt" style:font-size-asian="8pt" style:font-size-complex="8pt"/>
    </style:style>
    <style:style style:name="P301" style:parent-style-name="Standard" style:family="paragraph">
      <style:text-properties style:font-name="Arial" style:font-name-complex="Arial" fo:font-size="8pt" style:font-size-asian="8pt" style:font-size-complex="8pt"/>
    </style:style>
    <style:style style:name="P302" style:parent-style-name="Standard" style:family="paragraph">
      <style:text-properties style:font-name="Arial" style:font-name-complex="Arial" fo:font-size="8pt" style:font-size-asian="8pt" style:font-size-complex="8pt"/>
    </style:style>
    <style:style style:name="P303" style:parent-style-name="Standard" style:family="paragraph">
      <style:text-properties style:font-name="Arial" style:font-name-complex="Arial" fo:font-size="8pt" style:font-size-asian="8pt" style:font-size-complex="8pt"/>
    </style:style>
    <style:style style:name="P304" style:parent-style-name="Standard" style:family="paragraph">
      <style:text-properties style:font-name="Arial" style:font-name-complex="Arial" fo:font-size="8pt" style:font-size-asian="8pt" style:font-size-complex="8pt"/>
    </style:style>
    <style:style style:name="P305" style:parent-style-name="Standard" style:family="paragraph">
      <style:text-properties style:font-name="Arial" style:font-name-complex="Arial" fo:font-size="8pt" style:font-size-asian="8pt" style:font-size-complex="8pt"/>
    </style:style>
    <style:style style:name="P306" style:parent-style-name="Standard" style:family="paragraph">
      <style:text-properties style:font-name="Arial" style:font-name-complex="Arial" fo:font-size="8pt" style:font-size-asian="8pt" style:font-size-complex="8pt"/>
    </style:style>
    <style:style style:name="P307" style:parent-style-name="Standard" style:family="paragraph">
      <style:text-properties style:font-name="Arial" style:font-name-complex="Arial" fo:font-size="8pt" style:font-size-asian="8pt" style:font-size-complex="8pt"/>
    </style:style>
    <style:style style:name="P308" style:parent-style-name="Standard" style:family="paragraph">
      <style:text-properties style:font-name="Arial" style:font-name-complex="Arial" fo:font-size="8pt" style:font-size-asian="8pt" style:font-size-complex="8pt"/>
    </style:style>
    <style:style style:name="P309" style:parent-style-name="Standard" style:family="paragraph">
      <style:text-properties style:font-name="Arial" style:font-name-complex="Arial" fo:font-size="8pt" style:font-size-asian="8pt" style:font-size-complex="8pt"/>
    </style:style>
    <style:style style:name="P310" style:parent-style-name="Standard" style:family="paragraph">
      <style:text-properties style:font-name="Arial" style:font-name-complex="Arial" fo:font-size="8pt" style:font-size-asian="8pt" style:font-size-complex="8pt"/>
    </style:style>
    <style:style style:name="P311" style:parent-style-name="Standard" style:family="paragraph">
      <style:text-properties style:font-name="Arial" style:font-name-complex="Arial" fo:font-size="8pt" style:font-size-asian="8pt" style:font-size-complex="8pt"/>
    </style:style>
    <style:style style:name="P312" style:parent-style-name="Standard" style:family="paragraph">
      <style:text-properties style:font-name="Arial" style:font-name-complex="Arial" fo:font-size="8pt" style:font-size-asian="8pt" style:font-size-complex="8pt"/>
    </style:style>
    <style:style style:name="P313" style:parent-style-name="Standard" style:family="paragraph">
      <style:text-properties style:font-name="Arial" style:font-name-complex="Arial" fo:font-size="8pt" style:font-size-asian="8pt" style:font-size-complex="8pt"/>
    </style:style>
    <style:style style:name="P314" style:parent-style-name="Standard" style:family="paragraph">
      <style:text-properties style:font-name="Arial" style:font-name-complex="Arial" fo:font-size="8pt" style:font-size-asian="8pt" style:font-size-complex="8pt"/>
    </style:style>
    <style:style style:name="P315" style:parent-style-name="Standard" style:family="paragraph">
      <style:text-properties style:font-name="Arial" style:font-name-complex="Arial" fo:font-size="8pt" style:font-size-asian="8pt" style:font-size-complex="8pt"/>
    </style:style>
    <style:style style:name="P316" style:parent-style-name="Standard" style:family="paragraph">
      <style:text-properties style:font-name="Arial" style:font-name-complex="Arial" fo:font-size="8pt" style:font-size-asian="8pt" style:font-size-complex="8pt"/>
    </style:style>
    <style:style style:name="P317" style:parent-style-name="Standard" style:family="paragraph">
      <style:text-properties style:font-name="Arial" style:font-name-complex="Arial" fo:font-size="8pt" style:font-size-asian="8pt" style:font-size-complex="8pt"/>
    </style:style>
    <style:style style:name="P318" style:parent-style-name="Standard" style:family="paragraph">
      <style:text-properties style:font-name="Arial" style:font-name-complex="Arial" fo:font-size="8pt" style:font-size-asian="8pt" style:font-size-complex="8pt"/>
    </style:style>
    <style:style style:name="P319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3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32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33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331" style:parent-style-name="Standard" style:family="paragraph">
      <style:text-properties style:font-name="Arial" style:font-name-complex="Arial" fo:font-size="8pt" style:font-size-asian="8pt" style:font-size-complex="8pt"/>
    </style:style>
    <style:style style:name="P332" style:parent-style-name="Standard" style:family="paragraph">
      <style:text-properties style:font-name="Arial" style:font-name-complex="Arial" fo:font-size="8pt" style:font-size-asian="8pt" style:font-size-complex="8pt"/>
    </style:style>
    <style:style style:name="P333" style:parent-style-name="Standard" style:family="paragraph">
      <style:text-properties style:font-name="Arial" style:font-name-complex="Arial" fo:font-size="8pt" style:font-size-asian="8pt" style:font-size-complex="8pt"/>
    </style:style>
    <style:style style:name="P334" style:parent-style-name="Standard" style:family="paragraph">
      <style:text-properties style:font-name="Arial" style:font-name-complex="Arial" fo:font-size="8pt" style:font-size-asian="8pt" style:font-size-complex="8pt"/>
    </style:style>
    <style:style style:name="P335" style:parent-style-name="Standard" style:family="paragraph">
      <style:text-properties style:font-name="Arial" style:font-name-complex="Arial" fo:font-size="8pt" style:font-size-asian="8pt" style:font-size-complex="8pt"/>
    </style:style>
    <style:style style:name="P336" style:parent-style-name="Standard" style:family="paragraph">
      <style:text-properties style:font-name="Arial" style:font-name-complex="Arial" fo:font-size="8pt" style:font-size-asian="8pt" style:font-size-complex="8pt"/>
    </style:style>
    <style:style style:name="P337" style:parent-style-name="Standard" style:family="paragraph">
      <style:text-properties style:font-name="Arial" style:font-name-complex="Arial" fo:font-size="8pt" style:font-size-asian="8pt" style:font-size-complex="8pt"/>
    </style:style>
    <style:style style:name="P338" style:parent-style-name="Standard" style:family="paragraph">
      <style:text-properties style:font-name="Arial" style:font-name-complex="Arial" fo:font-size="8pt" style:font-size-asian="8pt" style:font-size-complex="8pt"/>
    </style:style>
    <style:style style:name="P339" style:parent-style-name="Standard" style:family="paragraph">
      <style:text-properties style:font-name="Arial" style:font-name-complex="Arial" fo:font-size="8pt" style:font-size-asian="8pt" style:font-size-complex="8pt"/>
    </style:style>
    <style:style style:name="T34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4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34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4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34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34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346" style:parent-style-name="Standard" style:family="paragraph">
      <style:text-properties style:font-name="Arial" style:font-name-complex="Arial" fo:font-size="8pt" style:font-size-asian="8pt" style:font-size-complex="8pt"/>
    </style:style>
    <style:style style:name="P347" style:parent-style-name="Standard" style:family="paragraph">
      <style:text-properties style:font-name="Arial" style:font-name-complex="Arial" fo:font-size="8pt" style:font-size-asian="8pt" style:font-size-complex="8pt"/>
    </style:style>
    <style:style style:name="P348" style:parent-style-name="Standard" style:family="paragraph">
      <style:text-properties style:font-name="Arial" style:font-name-complex="Arial" fo:font-size="8pt" style:font-size-asian="8pt" style:font-size-complex="8pt"/>
    </style:style>
    <style:style style:name="P349" style:parent-style-name="Standard" style:family="paragraph">
      <style:text-properties style:font-name="Arial" style:font-name-complex="Arial" fo:font-size="8pt" style:font-size-asian="8pt" style:font-size-complex="8pt"/>
    </style:style>
    <style:style style:name="P350" style:parent-style-name="Standard" style:family="paragraph">
      <style:text-properties style:font-name="Arial" style:font-name-complex="Arial" fo:font-size="8pt" style:font-size-asian="8pt" style:font-size-complex="8pt"/>
    </style:style>
    <style:style style:name="T35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5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35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4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365" style:parent-style-name="Standard" style:family="paragraph">
      <style:text-properties style:font-name="Arial" style:font-name-complex="Arial" fo:font-size="8pt" style:font-size-asian="8pt" style:font-size-complex="8pt"/>
    </style:style>
    <style:style style:name="P36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36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37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371" style:parent-style-name="Standard" style:family="paragraph">
      <style:text-properties style:font-name="Arial" style:font-name-complex="Arial" fo:font-size="8pt" style:font-size-asian="8pt" style:font-size-complex="8pt"/>
    </style:style>
    <style:style style:name="P372" style:parent-style-name="Standard" style:family="paragraph">
      <style:text-properties style:font-name="Arial" style:font-name-complex="Arial" fo:font-size="8pt" style:font-size-asian="8pt" style:font-size-complex="8pt"/>
    </style:style>
    <style:style style:name="P373" style:parent-style-name="Standard" style:family="paragraph">
      <style:text-properties style:font-name="Arial" style:font-name-complex="Arial" fo:font-size="8pt" style:font-size-asian="8pt" style:font-size-complex="8pt"/>
    </style:style>
    <style:style style:name="P374" style:parent-style-name="Standard" style:family="paragraph">
      <style:text-properties style:font-name="Arial" style:font-name-complex="Arial" fo:font-size="8pt" style:font-size-asian="8pt" style:font-size-complex="8pt"/>
    </style:style>
    <style:style style:name="P375" style:parent-style-name="Standard" style:family="paragraph">
      <style:text-properties style:font-name="Arial" style:font-name-complex="Arial" fo:font-size="8pt" style:font-size-asian="8pt" style:font-size-complex="8pt"/>
    </style:style>
    <style:style style:name="T37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7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37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7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38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38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386" style:parent-style-name="Standard" style:family="paragraph">
      <style:text-properties style:font-name="Arial" style:font-name-complex="Arial" fo:font-size="8pt" style:font-size-asian="8pt" style:font-size-complex="8pt"/>
    </style:style>
    <style:style style:name="P387" style:parent-style-name="Standard" style:family="paragraph">
      <style:text-properties style:font-name="Arial" style:font-name-complex="Arial" fo:font-size="8pt" style:font-size-asian="8pt" style:font-size-complex="8pt"/>
    </style:style>
    <style:style style:name="P388" style:parent-style-name="Standard" style:family="paragraph">
      <style:text-properties style:font-name="Arial" style:font-name-complex="Arial" fo:font-size="8pt" style:font-size-asian="8pt" style:font-size-complex="8pt"/>
    </style:style>
    <style:style style:name="T38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9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39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8" style:parent-style-name="Standard" style:family="paragraph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39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9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460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461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462" style:parent-style-name="Standard" style:family="paragraph">
      <style:text-properties style:font-name="Arial" style:font-name-complex="Arial" fo:font-size="8pt" style:font-size-asian="8pt" style:font-size-complex="8pt"/>
    </style:style>
    <style:style style:name="P46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9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49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49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493" style:parent-style-name="Standard" style:family="paragraph">
      <style:text-properties style:font-name="Arial" style:font-name-complex="Arial" fo:font-size="8pt" style:font-size-asian="8pt" style:font-size-complex="8pt"/>
    </style:style>
    <style:style style:name="P494" style:parent-style-name="Standard" style:family="paragraph">
      <style:text-properties style:font-name="Arial" style:font-name-complex="Arial" fo:font-size="8pt" style:font-size-asian="8pt" style:font-size-complex="8pt"/>
    </style:style>
    <style:style style:name="P495" style:parent-style-name="Standard" style:family="paragraph">
      <style:text-properties style:font-name="Arial" style:font-name-complex="Arial" fo:font-size="8pt" style:font-size-asian="8pt" style:font-size-complex="8pt"/>
    </style:style>
    <style:style style:name="P496" style:parent-style-name="Standard" style:family="paragraph">
      <style:text-properties style:font-name="Arial" style:font-name-complex="Arial" fo:font-size="8pt" style:font-size-asian="8pt" style:font-size-complex="8pt"/>
    </style:style>
    <style:style style:name="P497" style:parent-style-name="Standard" style:family="paragraph">
      <style:text-properties style:font-name="Arial" style:font-name-complex="Arial" fo:font-size="8pt" style:font-size-asian="8pt" style:font-size-complex="8pt"/>
    </style:style>
    <style:style style:name="P498" style:parent-style-name="Standard" style:family="paragraph">
      <style:text-properties style:font-name="Arial" style:font-name-complex="Arial" fo:font-size="8pt" style:font-size-asian="8pt" style:font-size-complex="8pt"/>
    </style:style>
    <style:style style:name="P499" style:parent-style-name="Standard" style:family="paragraph">
      <style:text-properties style:font-name="Arial" style:font-name-complex="Arial" fo:font-size="8pt" style:font-size-asian="8pt" style:font-size-complex="8pt"/>
    </style:style>
    <style:style style:name="P500" style:parent-style-name="Standard" style:family="paragraph">
      <style:text-properties style:font-name="Arial" style:font-name-complex="Arial" fo:font-size="8pt" style:font-size-asian="8pt" style:font-size-complex="8pt"/>
    </style:style>
    <style:style style:name="P501" style:parent-style-name="Standard" style:family="paragraph">
      <style:text-properties style:font-name="Arial" style:font-name-complex="Arial" fo:font-size="8pt" style:font-size-asian="8pt" style:font-size-complex="8pt"/>
    </style:style>
    <style:style style:name="P502" style:parent-style-name="Standard" style:family="paragraph">
      <style:text-properties style:font-name="Arial" style:font-name-complex="Arial" fo:font-size="8pt" style:font-size-asian="8pt" style:font-size-complex="8pt"/>
    </style:style>
    <style:style style:name="P503" style:parent-style-name="Standard" style:family="paragraph">
      <style:text-properties style:font-name="Arial" style:font-name-complex="Arial" fo:font-size="8pt" style:font-size-asian="8pt" style:font-size-complex="8pt"/>
    </style:style>
    <style:style style:name="P504" style:parent-style-name="Standard" style:family="paragraph">
      <style:text-properties style:font-name="Arial" style:font-name-complex="Arial" fo:font-size="8pt" style:font-size-asian="8pt" style:font-size-complex="8pt"/>
    </style:style>
    <style:style style:name="P505" style:parent-style-name="Standard" style:family="paragraph">
      <style:text-properties style:font-name="Arial" style:font-name-complex="Arial" fo:font-size="8pt" style:font-size-asian="8pt" style:font-size-complex="8pt"/>
    </style:style>
    <style:style style:name="P506" style:parent-style-name="Standard" style:family="paragraph">
      <style:text-properties style:font-name="Arial" style:font-name-complex="Arial" fo:font-size="8pt" style:font-size-asian="8pt" style:font-size-complex="8pt"/>
    </style:style>
    <style:style style:name="T50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08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50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51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1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512" style:parent-style-name="Standard" style:family="paragraph">
      <style:text-properties style:font-name="Arial" style:font-name-complex="Arial" fo:font-size="8pt" style:font-size-asian="8pt" style:font-size-complex="8pt"/>
    </style:style>
    <style:style style:name="P513" style:parent-style-name="Standard" style:family="paragraph">
      <style:text-properties style:font-name="Arial" style:font-name-complex="Arial" fo:font-size="8pt" style:font-size-asian="8pt" style:font-size-complex="8pt"/>
    </style:style>
    <style:style style:name="P514" style:parent-style-name="Standard" style:family="paragraph">
      <style:text-properties style:font-name="Arial" style:font-name-complex="Arial" fo:font-size="8pt" style:font-size-asian="8pt" style:font-size-complex="8pt"/>
    </style:style>
    <style:style style:name="P515" style:parent-style-name="Standard" style:family="paragraph">
      <style:text-properties style:font-name="Arial" style:font-name-complex="Arial" fo:font-size="8pt" style:font-size-asian="8pt" style:font-size-complex="8pt"/>
    </style:style>
    <style:style style:name="T51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1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18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5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5" style:parent-style-name="Standard" style:family="paragraph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53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5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5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5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5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55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5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5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5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58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5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6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561" style:parent-style-name="Standard" style:family="paragraph">
      <style:text-properties style:font-name="Arial" style:font-name-complex="Arial" fo:font-size="8pt" style:font-size-asian="8pt" style:font-size-complex="8pt"/>
    </style:style>
    <style:style style:name="P562" style:parent-style-name="Standard" style:family="paragraph">
      <style:text-properties style:font-name="Arial" style:font-name-complex="Arial" fo:font-size="8pt" style:font-size-asian="8pt" style:font-size-complex="8pt"/>
    </style:style>
    <style:style style:name="P563" style:parent-style-name="Standard" style:family="paragraph">
      <style:text-properties style:font-name="Arial" style:font-name-complex="Arial" fo:font-size="8pt" style:font-size-asian="8pt" style:font-size-complex="8pt"/>
    </style:style>
    <style:style style:name="P564" style:parent-style-name="Standard" style:family="paragraph">
      <style:text-properties style:font-name="Arial" style:font-name-complex="Arial" fo:font-size="8pt" style:font-size-asian="8pt" style:font-size-complex="8pt"/>
    </style:style>
    <style:style style:name="P565" style:parent-style-name="Standard" style:family="paragraph">
      <style:text-properties style:font-name="Arial" style:font-name-complex="Arial" fo:font-size="8pt" style:font-size-asian="8pt" style:font-size-complex="8pt"/>
    </style:style>
    <style:style style:name="P566" style:parent-style-name="Standard" style:family="paragraph">
      <style:text-properties style:font-name="Arial" style:font-name-complex="Arial" fo:font-size="8pt" style:font-size-asian="8pt" style:font-size-complex="8pt"/>
    </style:style>
    <style:style style:name="P567" style:parent-style-name="Standard" style:family="paragraph">
      <style:text-properties style:font-name="Arial" style:font-name-complex="Arial" fo:font-size="8pt" style:font-size-asian="8pt" style:font-size-complex="8pt"/>
    </style:style>
    <style:style style:name="P568" style:parent-style-name="Standard" style:family="paragraph">
      <style:text-properties style:font-name="Arial" style:font-name-complex="Arial" fo:font-size="8pt" style:font-size-asian="8pt" style:font-size-complex="8pt"/>
    </style:style>
    <style:style style:name="T56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7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57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0" style:parent-style-name="Standard" style:family="paragraph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59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4" style:parent-style-name="Standard" style:family="paragraph">
      <style:text-properties style:font-name="Arial" style:font-name-complex="Arial" fo:font-size="8pt" style:font-size-asian="8pt" style:font-size-complex="8pt"/>
    </style:style>
    <style:style style:name="T59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9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59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59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60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60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60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60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60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1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1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61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613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614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615" style:parent-style-name="Standard" style:family="paragraph">
      <style:text-properties style:font-name="Arial" style:font-name-complex="Arial" fo:font-size="8pt" style:font-size-asian="8pt" style:font-size-complex="8pt"/>
    </style:style>
    <style:style style:name="T61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61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6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62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62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623" style:parent-style-name="Standard" style:family="paragraph">
      <style:text-properties style:font-name="Arial" style:font-name-complex="Arial" fo:font-size="8pt" style:font-size-asian="8pt" style:font-size-complex="8pt"/>
    </style:style>
    <style:style style:name="P624" style:parent-style-name="Standard" style:family="paragraph">
      <style:text-properties style:font-name="Arial" style:font-name-complex="Arial" fo:font-size="8pt" style:font-size-asian="8pt" style:font-size-complex="8pt"/>
    </style:style>
    <style:style style:name="P625" style:parent-style-name="Standard" style:family="paragraph">
      <style:text-properties style:font-name="Arial" style:font-name-complex="Arial" fo:font-size="8pt" style:font-size-asian="8pt" style:font-size-complex="8pt"/>
    </style:style>
    <style:style style:name="P626" style:parent-style-name="Standard" style:family="paragraph">
      <style:text-properties style:font-name="Arial" style:font-name-complex="Arial" fo:font-size="8pt" style:font-size-asian="8pt" style:font-size-complex="8pt"/>
    </style:style>
    <style:style style:name="P627" style:parent-style-name="Standard" style:family="paragraph">
      <style:text-properties style:font-name="Arial" style:font-name-complex="Arial" fo:font-size="8pt" style:font-size-asian="8pt" style:font-size-complex="8pt"/>
    </style:style>
    <style:style style:name="P628" style:parent-style-name="Standard" style:family="paragraph">
      <style:text-properties style:font-name="Arial" style:font-name-complex="Arial" fo:font-size="8pt" style:font-size-asian="8pt" style:font-size-complex="8pt"/>
    </style:style>
    <style:style style:name="P629" style:parent-style-name="Standard" style:family="paragraph">
      <style:text-properties style:font-name="Arial" style:font-name-complex="Arial" fo:font-size="8pt" style:font-size-asian="8pt" style:font-size-complex="8pt"/>
    </style:style>
    <style:style style:name="P630" style:parent-style-name="Standard" style:family="paragraph">
      <style:text-properties style:font-name="Arial" style:font-name-complex="Arial" fo:font-size="8pt" style:font-size-asian="8pt" style:font-size-complex="8pt"/>
    </style:style>
    <style:style style:name="P631" style:parent-style-name="Standard" style:family="paragraph">
      <style:text-properties style:font-name="Arial" style:font-name-complex="Arial" fo:font-size="8pt" style:font-size-asian="8pt" style:font-size-complex="8pt"/>
    </style:style>
    <style:style style:name="P632" style:parent-style-name="Standard" style:family="paragraph">
      <style:text-properties style:font-name="Arial" style:font-name-complex="Arial" fo:font-size="8pt" style:font-size-asian="8pt" style:font-size-complex="8pt"/>
    </style:style>
    <style:style style:name="P633" style:parent-style-name="Standard" style:family="paragraph">
      <style:text-properties style:font-name="Arial" style:font-name-complex="Arial" fo:font-size="8pt" style:font-size-asian="8pt" style:font-size-complex="8pt"/>
    </style:style>
    <style:style style:name="P634" style:parent-style-name="Standard" style:family="paragraph">
      <style:text-properties style:font-name="Arial" style:font-name-complex="Arial" fo:font-size="8pt" style:font-size-asian="8pt" style:font-size-complex="8pt"/>
    </style:style>
    <style:style style:name="T635" style:parent-style-name="Fuentedepárrafopredeter." style:family="text">
      <style:text-properties style:font-name="Arial" style:font-name-complex="Arial" fo:font-size="8pt" style:font-size-asian="8pt" style:font-size-complex="8pt"/>
    </style:style>
  </office:automatic-styles>
  <office:body>
    <office:text text:use-soft-page-breaks="true">
      <text:h text:style-name="P1" text:outline-level="1">#include &lt;unistd.h&gt;</text:h>
      <text:p text:style-name="P2">#include &lt;sys/ipc.h&gt;</text:p>
      <text:p text:style-name="P3">#include &lt;sys/shm.h&gt;</text:p>
      <text:p text:style-name="P4">#include &lt;stdlib.h&gt;</text:p>
      <text:p text:style-name="P5">#include &lt;stdio.h&gt;</text:p>
      <text:p text:style-name="P6"/>
      <text:p text:style-name="P7">/*Memoria Compartida emparentada</text:p>
      <text:p text:style-name="P8">*/</text:p>
      <text:p text:style-name="P9"/>
      <text:p text:style-name="P10">int main(){</text:p>
      <text:p text:style-name="P11"/>
      <text:p text:style-name="P12"><text:tab/>int child,sdId;</text:p>
      <text:p text:style-name="P13"><text:tab/>size_t size=11;</text:p>
      <text:p text:style-name="P14"><text:tab/>key_t key=1 ;</text:p>
      <text:p text:style-name="P15"><text:tab/>char *msj;<text:tab/><text:tab/></text:p>
      <text:p text:style-name="P16">sdId=shmget(key,size,0666|IPC_CREAT); //pedir el espacio en memoria</text:p>
      <text:p text:style-name="P17"/>
      <text:p text:style-name="P18">if (sdId==1){</text:p>
      <text:p text:style-name="P19"><text:tab/>perror("error shmget:");</text:p>
      <text:p text:style-name="P20">}</text:p>
      <text:p text:style-name="P21">msj=shmat(sdId,0,0);</text:p>
      <text:p text:style-name="P22">/*if(msj==-1){</text:p>
      <text:p text:style-name="P23"><text:tab/>perror("error shmmat:");</text:p>
      <text:p text:style-name="P24">}</text:p>
      <text:p text:style-name="P25">*/</text:p>
      <text:p text:style-name="P26"/>
      <text:p text:style-name="P27">child = fork();<text:tab/><text:tab/>/*Creacion subproceso*/</text:p>
      <text:p text:style-name="P28"><text:tab/>if (child == -1){</text:p>
      <text:p text:style-name="P29"><text:tab/></text:p>
      <text:p text:style-name="P30"><text:tab/><text:tab/>error("Could not fork, QUIT!");</text:p>
      <text:p text:style-name="P31"/>
      <text:p text:style-name="P32"><text:tab/><text:s text:c="2"/>}</text:p>
      <text:p text:style-name="P33"><text:tab/>if(child == 0){ /*Child process */</text:p>
      <text:p text:style-name="P34"><text:tab/><text:tab/></text:p>
      <text:p text:style-name="P35"><text:tab/><text:tab/>sprintf(msj,"Hola mundo");</text:p>
      <text:p text:style-name="P36"><text:tab/><text:tab/>printf("%s","child");</text:p>
      <text:p text:style-name="P37"><text:tab/><text:tab/></text:p>
      <text:p text:style-name="P38"/>
      <text:p text:style-name="P39"><text:tab/><text:tab/><text:tab/><text:tab/></text:p>
      <text:p text:style-name="P40"><text:s text:c="3"/><text:tab/><text:tab/><text:s text:c="3"/></text:p>
      <text:p text:style-name="P41"><text:s text:c="2"/><text:tab/>}else { /* This is the parent Process */</text:p>
      <text:p text:style-name="P42"><text:s text:c="4"/><text:tab/><text:tab/>sleep(2);</text:p>
      <text:p text:style-name="P43"><text:tab/><text:tab/>printf("%s",msj);</text:p>
      <text:p text:style-name="P44"><text:tab/><text:tab/>printf("%s","father");</text:p>
      <text:p text:style-name="P45"><text:tab/><text:tab/></text:p>
      <text:p text:style-name="P46"/>
      <text:p text:style-name="P47"/>
      <text:p text:style-name="Standard"><text:span text:style-name="T48"><text:tab/></text:span><text:span text:style-name="T49">}</text:span></text:p>
      <text:p text:style-name="P50"><text:tab/><text:tab/>//shmdt(msj);</text:p>
      <text:p text:style-name="P51"/>
      <text:p text:style-name="P52">}</text:p>
      <text:p text:style-name="P53"/>
      <text:p text:style-name="P54"/>
      <text:p text:style-name="P55">/*Programa para compartir memoria (escribe <text:s/>el abecedario en ese espacio)*/</text:p>
      <text:p text:style-name="P56"/>
      <text:p text:style-name="P57"/>
      <text:p text:style-name="P58">#include &lt;sys/types.h&gt;</text:p>
      <text:p text:style-name="P59">#include &lt;sys/ipc.h&gt;</text:p>
      <text:p text:style-name="P60">#include &lt;sys/shm.h&gt;</text:p>
      <text:p text:style-name="P61">#include<text:s/>&lt;stdio.h&gt;</text:p>
      <text:p text:style-name="P62">#include &lt;stdlib.h&gt;</text:p>
      <text:p text:style-name="P63">#define SHMSZ <text:s text:c="4"/>27</text:p>
      <text:p text:style-name="P64"/>
      <text:p text:style-name="P65">int main()</text:p>
      <text:p text:style-name="P66">{</text:p>
      <text:p text:style-name="P67"><text:s text:c="4"/>char c;</text:p>
      <text:p text:style-name="P68"><text:s text:c="4"/>int shmid;</text:p>
      <text:p text:style-name="P69"><text:s text:c="4"/>key_t key;</text:p>
      <text:p text:style-name="P70"><text:s text:c="4"/>char *shm, *s;</text:p>
      <text:p text:style-name="P71"/>
      <text:p text:style-name="Standard"><text:span text:style-name="T72"><text:s text:c="4"/></text:span><text:span text:style-name="T73">/*</text:span></text:p>
      <text:p text:style-name="P74"><text:s text:c="5"/>* Nuestro segmento de Memoria compartida sera</text:p>
      <text:p text:style-name="P75"><text:s text:c="5"/>* "5678".</text:p>
      <text:p text:style-name="P76"><text:s text:c="5"/>*/</text:p>
      <text:p text:style-name="P77"><text:s text:c="4"/>key = 5678;</text:p>
      <text:p text:style-name="P78"/>
      <text:p text:style-name="P79"><text:s text:c="4"/>/*</text:p>
      <text:p text:style-name="P80"><text:s text:c="5"/>*<text:s/>Creacion del segmento -1 signfica error</text:p>
      <text:p text:style-name="Standard"><text:span text:style-name="T81"><text:s text:c="5"/></text:span><text:span text:style-name="T82">*/</text:span></text:p>
      <text:p text:style-name="P83"><text:s text:c="4"/>if ((shmid = shmget(key, SHMSZ, IPC_CREAT | 0666)) &lt; 0) {</text:p>
      <text:p text:style-name="Standard"><text:span text:style-name="T84"><text:s text:c="8"/></text:span><text:span text:style-name="T85">perror("shmget");</text:span></text:p>
      <text:p text:style-name="P86"><text:s text:c="8"/>exit(1); <text:s text:c="7"/>//fin ejecucion</text:p>
      <text:p text:style-name="P87"><text:s text:c="4"/>}</text:p>
      <text:p text:style-name="P88"/>
      <text:p text:style-name="P89"><text:s text:c="4"/>/*</text:p>
      <text:p text:style-name="P90"><text:s text:c="5"/>* Ahora guardamos el id de nuestro attach de<text:s/>memoryshared</text:p>
      <text:p text:style-name="Standard"><text:span text:style-name="T91"><text:s text:c="5"/></text:span><text:span text:style-name="T92">*/</text:span></text:p>
      <text:p text:style-name="P93"><text:s text:c="4"/>if ((shm = shmat(shmid, NULL, 0)) == (char *) -1) {</text:p>
      <text:p text:style-name="Standard"><text:span text:style-name="T94"><text:s text:c="8"/></text:span><text:span text:style-name="T95">perror("shmat");</text:span></text:p>
      <text:p text:style-name="P96"><text:s text:c="8"/>exit(1);</text:p>
      <text:p text:style-name="P97"><text:s text:c="4"/>}</text:p>
      <text:p text:style-name="P98"/>
      <text:p text:style-name="P99"><text:s text:c="4"/>/*</text:p>
      <text:p text:style-name="P100"><text:s text:c="5"/>*guardaremos algo el la memory shared para que el otro</text:p>
      <text:p text:style-name="P101"><text:s text:c="5"/>* proceso lea</text:p>
      <text:p text:style-name="P102"><text:s text:c="5"/>*/</text:p>
      <text:p text:style-name="P103"><text:s text:c="4"/>s = shm; <text:s text:c="3"/>/*Lo copiamos para no perder el original */</text:p>
      <text:p text:style-name="P104"/>
      <text:p text:style-name="Standard"><text:span text:style-name="T105"><text:s text:c="4"/></text:span><text:span text:style-name="T106">for (c = 'a'; c &lt;= 'z'; c++)</text:span></text:p>
      <text:p text:style-name="Standard"><text:span text:style-name="T107"><text:s text:c="8"/></text:span><text:span text:style-name="T108">*s++ = c;</text:span></text:p>
      <text:p text:style-name="P109"><text:s text:c="4"/>*s = '\0';</text:p>
      <text:p text:style-name="P110"/>
      <text:p text:style-name="P111"><text:s text:c="4"/>/*</text:p>
      <text:p text:style-name="P112"><text:s text:c="5"/>*Nuestra bandera sera el cambio de los caracteres por *</text:p>
      <text:p text:style-name="P113"><text:s text:c="5"/>*por tanto esperamos a que el otro proceso logre</text:p>
      <text:p text:style-name="Standard"><text:span text:style-name="T114"><text:s text:c="5"/></text:span><text:span text:style-name="T115">*odificar este</text:span></text:p>
      <text:p text:style-name="P116"><text:s text:c="4"/><text:s/>*/</text:p>
      <text:p text:style-name="P117"><text:s text:c="4"/>while (*shm != '*')</text:p>
      <text:p text:style-name="P118"><text:s text:c="8"/>sleep(1);</text:p>
      <text:p text:style-name="P119"/>
      <text:p text:style-name="Standard"><text:span text:style-name="T120"><text:s text:c="4"/></text:span><text:span text:style-name="T121">exit(0);</text:span></text:p>
      <text:p text:style-name="P122">}</text:p>
      <text:p text:style-name="P123"/>
      <text:p text:style-name="P124">/*</text:p>
      <text:p text:style-name="P125"><text:s/>* shm-client - lee un espacio de memoria compartido conocido por el KEY</text:p>
      <text:p text:style-name="P126"><text:s/>* 5678 y lee lo que esta alli hasta encontrar el caracter '\0'</text:p>
      <text:p text:style-name="Standard"><text:span text:style-name="T127"><text:s/></text:span><text:span text:style-name="T128">*/</text:span></text:p>
      <text:p text:style-name="P129">#include &lt;sys/types.h&gt;</text:p>
      <text:p text:style-name="P130">#include<text:s/>&lt;sys/ipc.h&gt;</text:p>
      <text:p text:style-name="P131">#include &lt;sys/shm.h&gt;</text:p>
      <text:p text:style-name="P132">#include &lt;stdio.h&gt;</text:p>
      <text:p text:style-name="P133">#include &lt;stdlib.h&gt;</text:p>
      <text:p text:style-name="P134"/>
      <text:p text:style-name="P135">#define SHMSZ <text:s text:c="4"/>27</text:p>
      <text:p text:style-name="P136"/>
      <text:p text:style-name="P137">main()</text:p>
      <text:p text:style-name="P138">{</text:p>
      <text:p text:style-name="P139"><text:s text:c="4"/>int shmid;</text:p>
      <text:p text:style-name="P140"><text:s text:c="4"/>key_t key;</text:p>
      <text:p text:style-name="Standard"><text:span text:style-name="T141"><text:s text:c="4"/></text:span><text:span text:style-name="T142">char *shm, *s;</text:span></text:p>
      <text:p text:style-name="P143"/>
      <text:p text:style-name="P144"><text:s text:c="4"/>/*</text:p>
      <text:p text:style-name="P145"><text:s text:c="5"/>*Nombre del segmento que estamos usando</text:p>
      <text:p text:style-name="P146"><text:s text:c="6"/>*/</text:p>
      <text:p text:style-name="P147"><text:s text:c="4"/>key = 5678;</text:p>
      <text:p text:style-name="P148"/>
      <text:p text:style-name="P149"><text:s text:c="4"/>/*</text:p>
      <text:p text:style-name="P150"><text:s text:c="5"/>* Solicitamos al SO que nos de el ID <text:s/>del espacio en memoria</text:p>
      <text:p text:style-name="P151"><text:s text:c="5"/>*con KEY =5678 y del mismo tamaño.</text:p>
      <text:p text:style-name="Standard"><text:span text:style-name="T152"><text:s text:c="5"/></text:span><text:span text:style-name="T153">*/</text:span></text:p>
      <text:p text:style-name="P154"><text:s text:c="4"/>if ((shmid = shmget(key, SHMSZ, 0666)) &lt; 0) {</text:p>
      <text:p text:style-name="Standard"><text:span text:style-name="T155"><text:s text:c="8"/></text:span><text:span text:style-name="T156">perror("shmget");</text:span></text:p>
      <text:p text:style-name="P157"><text:s text:c="8"/>exit(1);</text:p>
      <text:p text:style-name="P158"><text:s text:c="4"/>}</text:p>
      <text:p text:style-name="P159"/>
      <text:p text:style-name="P160"><text:s text:c="4"/>/*</text:p>
      <text:p text:style-name="P161"><text:s text:c="5"/>* Hacemos el attach del espacio de memoria y validamos que sea</text:p>
      <text:p text:style-name="Standard"><text:span text:style-name="T162"><text:s text:c="5"/></text:span><text:span text:style-name="T163">*correcto .</text:span></text:p>
      <text:p text:style-name="P164"><text:s text:c="5"/>*/</text:p>
      <text:p text:style-name="P165"><text:s text:c="4"/>if ((shm = shmat(shmid, NULL, 0)) == (char *) -1) {</text:p>
      <text:p text:style-name="Standard"><text:span text:style-name="T166"><text:s text:c="8"/></text:span><text:span text:style-name="T167">perror("shmat");</text:span></text:p>
      <text:p text:style-name="P168"><text:s text:c="8"/>exit(1);</text:p>
      <text:soft-page-break/>
      <text:p text:style-name="P169"><text:s text:c="4"/>}</text:p>
      <text:p text:style-name="P170"/>
      <text:p text:style-name="P171"><text:s text:c="4"/>/*</text:p>
      <text:p text:style-name="P172"><text:s text:c="5"/>* Leemos el espacio en memoria <text:s/></text:p>
      <text:p text:style-name="Standard"><text:span text:style-name="T173"><text:s text:c="5"/></text:span><text:span text:style-name="T174">*/</text:span></text:p>
      <text:p text:style-name="P175"><text:s text:c="4"/>for (s = shm; *s != '\0'; s++)</text:p>
      <text:p text:style-name="P176"><text:s text:c="8"/>putchar(*s);</text:p>
      <text:p text:style-name="P177"><text:s text:c="4"/>putchar('\n');</text:p>
      <text:p text:style-name="P178"/>
      <text:p text:style-name="Standard"><text:span text:style-name="T179"><text:s text:c="4"/></text:span><text:span text:style-name="T180">/*</text:span></text:p>
      <text:p text:style-name="P181"><text:s text:c="5"/>* Levantamos la bandera para indicar que la lectura finalizo</text:p>
      <text:p text:style-name="Standard"><text:span text:style-name="T182"><text:s text:c="5"/></text:span><text:span text:style-name="T183">*/</text:span></text:p>
      <text:p text:style-name="P184"><text:s text:c="4"/>*shm = '*';</text:p>
      <text:p text:style-name="P185"/>
      <text:p text:style-name="P186"><text:s text:c="4"/>exit(0);</text:p>
      <text:p text:style-name="P187">}</text:p>
      <text:p text:style-name="P188"/>
      <text:p text:style-name="P189">#include&lt;stdio.h&gt;</text:p>
      <text:p text:style-name="P190">#include&lt;unistd.h&gt;</text:p>
      <text:p text:style-name="P191">#include&lt;errno.h&gt;</text:p>
      <text:p text:style-name="P192"/>
      <text:p text:style-name="P193">#include&lt;stdlib.h&gt;</text:p>
      <text:p text:style-name="P194">#include&lt;pthread.h&gt;</text:p>
      <text:p text:style-name="P195"/>
      <text:p text:style-name="P196">#define ITER 1e09</text:p>
      <text:p text:style-name="P197">/*Calculo PI con comunicacion mediante archivo*/</text:p>
      <text:p text:style-name="P198">int cal(double*pi,long int init ,int end){ //funcionCalculaMitadPI</text:p>
      <text:p text:style-name="P199"/>
      <text:p text:style-name="P200"><text:tab/></text:p>
      <text:p text:style-name="P201"><text:tab/>*pi=0.0;</text:p>
      <text:p text:style-name="P202"><text:tab/></text:p>
      <text:p text:style-name="P203"><text:tab/>for (i=init;i&lt;end;){</text:p>
      <text:p text:style-name="P204"><text:tab/><text:s text:c="4"/>*pi=*pi-(double)(4.0)/(double)(i+=2);</text:p>
      <text:p text:style-name="P205"><text:tab/><text:tab/>*pi=*pi+(double)(4.0)/(double)(i+=2); // pow (-1.i) -&gt; hace mas lento codigo</text:p>
      <text:p text:style-name="P206"><text:tab/>}</text:p>
      <text:p text:style-name="P207"><text:tab/>return 0;<text:tab/></text:p>
      <text:p text:style-name="P208">}</text:p>
      <text:p text:style-name="P209">int main(){</text:p>
      <text:p text:style-name="P210"><text:tab/>FILE *ap;<text:tab/>//Creacion Pointer Archivo</text:p>
      <text:p text:style-name="Standard"><text:span text:style-name="T211"><text:tab/></text:span><text:span text:style-name="T212">pid_t pid;</text:span></text:p>
      <text:p text:style-name="P213"><text:tab/>int r;<text:s/><text:tab/><text:tab/>// retorno de FILE</text:p>
      <text:p text:style-name="Standard"><text:span text:style-name="T214"><text:tab/></text:span><text:span text:style-name="T215">double a,b;</text:span><text:span text:style-name="T216"><text:tab/></text:span></text:p>
      <text:p text:style-name="P217"><text:tab/>pid=fork();<text:s/><text:tab/>//Creación Hijo</text:p>
      <text:p text:style-name="P218"><text:tab/>if(pid==-1){</text:p>
      <text:p text:style-name="Standard"><text:span text:style-name="T219"><text:tab/></text:span><text:span text:style-name="T220"><text:tab/></text:span><text:span text:style-name="T221">perror("No fue posible crear el proceso Hijo:");</text:span></text:p>
      <text:p text:style-name="Standard"><text:span text:style-name="T222"><text:tab/></text:span><text:span text:style-name="T223">}</text:span></text:p>
      <text:p text:style-name="P224"><text:tab/>if(pid==0){</text:p>
      <text:p text:style-name="P225"><text:tab/><text:tab/>cal(&amp;b,(ITER/2)+1,ITER);</text:p>
      <text:p text:style-name="Standard"><text:span text:style-name="T226"><text:tab/></text:span><text:span text:style-name="T227"><text:tab/></text:span><text:span text:style-name="T228">ap=fopen("data.dat","w+"); //Crea un archivo vacio para leer y escribir</text:span></text:p>
      <text:p text:style-name="P229"><text:tab/><text:tab/></text:p>
      <text:p text:style-name="P230"><text:tab/><text:tab/></text:p>
      <text:p text:style-name="P231"><text:s text:c="12"/>if (ap == NULL){ <text:s text:c="4"/>//validacion apertura archivo</text:p>
      <text:p text:style-name="P232"><text:s text:c="16"/>perror("No se puede crear o abrir el archivo porque:");</text:p>
      <text:p text:style-name="P233"><text:s text:c="16"/>exit(-1); <text:s text:c="2"/></text:p>
      <text:p text:style-name="P234"><text:s text:c="12"/>} <text:s text:c="2"/></text:p>
      <text:p text:style-name="P235"><text:tab/><text:tab/>r=fwrite((void*)&amp;b,sizeof(double),1,ap);//escribe en el archivo<text:s/>el calculo realizado</text:p>
      <text:p text:style-name="P236"><text:tab/><text:tab/>r=fclose(ap); <text:s text:c="2"/>//Cierra el archivo</text:p>
      <text:p text:style-name="P237"><text:tab/><text:tab/>exit(0); <text:s text:c="7"/>//terminacion programa</text:p>
      <text:p text:style-name="P238"><text:tab/><text:tab/>}else{</text:p>
      <text:p text:style-name="P239"><text:tab/><text:tab/><text:tab/><text:tab/>cal(&amp;a,1,(ITER/2));</text:p>
      <text:p text:style-name="P240"><text:tab/><text:tab/></text:p>
      <text:p text:style-name="Standard"><text:span text:style-name="T241"><text:tab/></text:span><text:span text:style-name="T242"><text:tab/><text:s text:c="8"/></text:span><text:span text:style-name="T243">do{</text:span></text:p>
      <text:p text:style-name="P244"><text:tab/><text:tab/><text:s text:c="12"/>ap=fopen("data.dat","w+");</text:p>
      <text:p text:style-name="P245"><text:tab/><text:tab/><text:s text:c="12"/></text:p>
      <text:p text:style-name="Standard"><text:span text:style-name="T246"><text:tab/></text:span><text:span text:style-name="T247"><text:tab/><text:s text:c="8"/></text:span><text:span text:style-name="T248">}while(ap==NULL); //valida has</text:span><text:span text:style-name="T249">ta que el archivo exista</text:span></text:p>
      <text:p text:style-name="Standard"><text:span text:style-name="T250"><text:tab/></text:span><text:span text:style-name="T251"><text:tab/><text:s text:c="8"/></text:span><text:span text:style-name="T252">do{</text:span></text:p>
      <text:p text:style-name="P253"><text:tab/><text:tab/><text:tab/><text:s text:c="8"/>r=fread(&amp;b,sizeof(double),1,ap);</text:p>
      <text:p text:style-name="P254"><text:tab/><text:tab/><text:tab/></text:p>
      <text:p text:style-name="Standard"><text:span text:style-name="T255"><text:tab/></text:span><text:span text:style-name="T256"><text:tab/><text:s text:c="8"/></text:span><text:span text:style-name="T257">}while(r!=1); //hasta q logre leer todos los bytes del dato</text:span></text:p>
      <text:p text:style-name="P258"><text:tab/><text:tab/><text:s text:c="8"/></text:p>
      <text:p text:style-name="P259"><text:tab/><text:tab/><text:s text:c="8"/>r=fclose(ap); //cierra archivo</text:p>
      <text:p text:style-name="P260"><text:tab/><text:tab/><text:s text:c="8"/>if ( r != 0){</text:p>
      <text:p text:style-name="P261"><text:s text:c="20"/>perror("No se puede cerrar el archivo");</text:p>
      <text:p text:style-name="P262"><text:s text:c="11"/><text:tab/><text:tab/>}</text:p>
      <text:p text:style-name="P263"><text:tab/><text:tab/></text:p>
      <text:p text:style-name="P264"><text:tab/><text:tab/><text:s text:c="8"/>a=a+b; <text:s/>// suma los 2 datos</text:p>
      <text:p text:style-name="Standard"><text:span text:style-name="T265"><text:tab/></text:span><text:span text:style-name="T266"><text:tab/><text:s text:c="8"/></text:span><text:span text:style-name="T267">printf("%lf",a);</text:span></text:p>
      <text:p text:style-name="P268"><text:tab/><text:tab/></text:p>
      <text:p text:style-name="P269"><text:tab/><text:tab/><text:tab/>}</text:p>
      <text:p text:style-name="P270"><text:tab/></text:p>
      <text:p text:style-name="P271">}</text:p>
      <text:p text:style-name="P272"/>
      <text:p text:style-name="P273">#include&lt;stdio.h&gt;</text:p>
      <text:p text:style-name="P274">#include&lt;unistd.h&gt;</text:p>
      <text:p text:style-name="P275">#include&lt;errno.h&gt;</text:p>
      <text:p text:style-name="P276">#include&lt;math.h&gt;</text:p>
      <text:p text:style-name="P277">#include&lt;stdlib.h&gt;</text:p>
      <text:p text:style-name="P278">#include&lt;pthread.h&gt;</text:p>
      <text:p text:style-name="P279"/>
      <text:p text:style-name="P280">/*LECTURA <text:s/>Y ESCRITURA DE ARCHIVO<text:s/>emparentado*/</text:p>
      <text:p text:style-name="P281"/>
      <text:p text:style-name="P282">int main(){</text:p>
      <text:p text:style-name="P283"><text:s text:c="4"/></text:p>
      <text:p text:style-name="P284"><text:s text:c="4"/>FILE *ap;<text:s/><text:tab/><text:tab/><text:tab/>// Archivo a escribir</text:p>
      <text:p text:style-name="P285"><text:tab/>int pid = fork(); <text:s text:c="2"/>//creacion_Hijo</text:p>
      <text:p text:style-name="P286"><text:tab/>int r; <text:s text:c="13"/>//controlador error</text:p>
      <text:p text:style-name="P287"><text:s text:c="4"/></text:p>
      <text:p text:style-name="P288"><text:tab/>if(pid == -1){</text:p>
      <text:p text:style-name="P289"><text:s text:c="4"/><text:tab/>perror("Error en fork");</text:p>
      <text:p text:style-name="Standard"><text:span text:style-name="T290"><text:s text:c="8"/></text:span><text:span text:style-name="T291">exit(0);</text:span></text:p>
      <text:p text:style-name="P292"><text:s text:c="4"/>}</text:p>
      <text:p text:style-name="P293"><text:s text:c="4"/></text:p>
      <text:p text:style-name="P294"><text:s text:c="4"/></text:p>
      <text:p text:style-name="P295"><text:s text:c="4"/>ap =fopen("texto.dat" , "w+");</text:p>
      <text:p text:style-name="Standard"><text:span text:style-name="T296"><text:s text:c="4"/></text:span><text:span text:style-name="T297">if (ap== NULL){ <text:s text:c="2"/></text:span></text:p>
      <text:p text:style-name="P298"><text:s text:c="8"/>perror("No se puede crear o abrir el archivo porque:");</text:p>
      <text:p text:style-name="P299"><text:s text:c="8"/>exit(0); <text:s text:c="2"/></text:p>
      <text:p text:style-name="P300"><text:s text:c="4"/>} <text:s text:c="2"/></text:p>
      <text:p text:style-name="P301"><text:s text:c="7"/></text:p>
      <text:p text:style-name="P302"/>
      <text:p text:style-name="P303"/>
      <text:p text:style-name="P304"><text:s text:c="4"/>if(pid== 0){ <text:s text:c="3"/>//proceso hijo</text:p>
      <text:p text:style-name="P305"><text:s text:c="8"/>printf("Hijo");</text:p>
      <text:p text:style-name="P306"><text:s text:c="8"/>fwrite("Hijo", sizeof(char)*4,4, ap); <text:s text:c="2"/>//escribir el archivo</text:p>
      <text:p text:style-name="P307"><text:s text:c="4"/>}else{ <text:s text:c="5"/>//proceso padre</text:p>
      <text:p text:style-name="P308"><text:s text:c="8"/>printf("Padre");</text:p>
      <text:p text:style-name="P309"><text:s text:c="6"/><text:tab/>fwrite("Padre", sizeof(char)*5,4, ap);</text:p>
      <text:p text:style-name="P310"><text:tab/>}</text:p>
      <text:p text:style-name="P311"><text:s text:c="4"/></text:p>
      <text:p text:style-name="P312"><text:s text:c="4"/><text:tab/>r = fclose(ap);<text:tab/><text:tab/>// Ordeno cerrar el archivo para no escribir mas</text:p>
      <text:p text:style-name="P313"><text:s text:c="4"/>if ( r != 0){</text:p>
      <text:p text:style-name="P314"><text:s text:c="8"/>perror("No se puede cerrar el archivo");</text:p>
      <text:p text:style-name="P315"><text:s text:c="4"/>}</text:p>
      <text:p text:style-name="P316">}</text:p>
      <text:p text:style-name="P317"/>
      <text:p text:style-name="P318"/>
      <text:p text:style-name="P319">/* lector_fifo.c - Tuberia con nombre usando mkfifo */</text:p>
      <text:p text:style-name="P320">#include &lt;stdlib.h&gt;</text:p>
      <text:p text:style-name="P321">#include &lt;fcntl.h&gt;</text:p>
      <text:p text:style-name="P322">//#include &lt;sys/mode.h&gt;</text:p>
      <text:p text:style-name="P323"/>
      <text:p text:style-name="P324">int linea ();</text:p>
      <text:p text:style-name="P325">/*mkfifo escritorr*/</text:p>
      <text:p text:style-name="P326">int main ()</text:p>
      <text:p text:style-name="P327"><text:s text:c="4"/>{</text:p>
      <text:p text:style-name="P328"><text:s text:c="4"/>int<text:s/>descr;</text:p>
      <text:p text:style-name="Standard"><text:span text:style-name="T329"><text:s text:c="4"/></text:span><text:span text:style-name="T330">char cadena[100];</text:span></text:p>
      <text:p text:style-name="P331"/>
      <text:p text:style-name="P332"><text:s text:c="4"/>unlink ("tuberia"); <text:s text:c="4"/>/*Desligamos la tuberia nombrada */</text:p>
      <text:p text:style-name="P333"><text:s text:c="4"/>mkfifo ("tuberia", 0); <text:s/>/*Creamos una tuberia sin permisos*/</text:p>
      <text:p text:style-name="P334"><text:s text:c="4"/>chmod ("tuberia", 460); /*Cambiamos los permisos en "Tuberia"*/</text:p>
      <text:p text:style-name="P335"><text:s text:c="4"/>descr = open<text:s/>("tuberia", O_RDONLY); /*Abrimos la<text:s/><text:soft-page-break/>tuberia*/</text:p>
      <text:p text:style-name="P336"><text:s text:c="4"/>while (linea (descr, cadena))</text:p>
      <text:p text:style-name="P337"><text:s text:c="9"/>printf ("%s\n", cadena);</text:p>
      <text:p text:style-name="P338"><text:s text:c="4"/>close (descr);</text:p>
      <text:p text:style-name="P339"><text:s text:c="4"/>pritnf ("Fin del lector.\n");</text:p>
      <text:p text:style-name="Standard"><text:span text:style-name="T340"><text:s text:c="4"/></text:span><text:span text:style-name="T341">}</text:span></text:p>
      <text:p text:style-name="P342"/>
      <text:p text:style-name="P343">int linea (int df, char *cad)</text:p>
      <text:p text:style-name="Standard"><text:span text:style-name="T344"><text:s text:c="4"/></text:span><text:span text:style-name="T345">{</text:span></text:p>
      <text:p text:style-name="P346"><text:s text:c="4"/>int n;</text:p>
      <text:p text:style-name="P347"/>
      <text:p text:style-name="P348"><text:s text:c="4"/>do</text:p>
      <text:p text:style-name="P349"><text:s text:c="6"/>{</text:p>
      <text:p text:style-name="P350"><text:s text:c="6"/>n<text:s/>= read (df, cad, 1); <text:s text:c="3"/>/*Leemos de a 1 byte y guardamos en cad*/</text:p>
      <text:p text:style-name="Standard"><text:span text:style-name="T351"><text:s text:c="6"/></text:span><text:span text:style-name="T352">}</text:span></text:p>
      <text:p text:style-name="P353"><text:s text:c="4"/>while (n &gt; 0 &amp;&amp; *cad++ != NULL);</text:p>
      <text:p text:style-name="P354"><text:s text:c="4"/>return (n &gt; 0);</text:p>
      <text:p text:style-name="P355"><text:s text:c="4"/>}</text:p>
      <text:p text:style-name="P356"/>
      <text:p text:style-name="P357"/>
      <text:p text:style-name="P358"><text:s/></text:p>
      <text:p text:style-name="P359">#include &lt;stdlib.h&gt;</text:p>
      <text:p text:style-name="P360">#include &lt;fcntl.h&gt;</text:p>
      <text:p text:style-name="P361">#include &lt;string.h&gt;</text:p>
      <text:p text:style-name="P362">//#include &lt;sys/mode.h&gt;</text:p>
      <text:p text:style-name="P363"/>
      <text:p text:style-name="P364">/*Mkfifo lector<text:s/>tuberia NO emparentada*/</text:p>
      <text:p text:style-name="P365"/>
      <text:p text:style-name="P366">int main ()</text:p>
      <text:p text:style-name="P367"><text:s text:c="4"/>{</text:p>
      <text:p text:style-name="P368"><text:s text:c="4"/>int descr, longmens, i;</text:p>
      <text:p text:style-name="Standard"><text:span text:style-name="T369"><text:s text:c="4"/></text:span><text:span text:style-name="T370">char * mensaje;</text:span></text:p>
      <text:p text:style-name="P371"><text:s text:c="4"/>mensaje="HolaMundo";</text:p>
      <text:p text:style-name="P372"><text:s text:c="4"/>//printf ("Un saludo desde el proceso %d", getpid ());</text:p>
      <text:p text:style-name="P373"><text:s text:c="4"/>longmens = strlen (mensaje) + 1;</text:p>
      <text:p text:style-name="P374"><text:s text:c="4"/>do</text:p>
      <text:p text:style-name="P375"><text:s text:c="6"/>{<text:tab/><text:tab/>/* intentar la conexion */</text:p>
      <text:p text:style-name="Standard"><text:span text:style-name="T376"><text:s text:c="6"/></text:span><text:span text:style-name="T377">descr = open ("tuberia", O_WRONLY);</text:span></text:p>
      <text:p text:style-name="P378"><text:s text:c="6"/>if (descr == -1) sleep (1);</text:p>
      <text:p text:style-name="P379"><text:s text:c="6"/>}</text:p>
      <text:p text:style-name="P380"><text:s text:c="4"/>while (descr == -1);</text:p>
      <text:p text:style-name="P381"><text:s text:c="4"/>for (i=0; i&lt;3; i++)</text:p>
      <text:p text:style-name="P382"><text:s text:c="8"/>{</text:p>
      <text:p text:style-name="P383"><text:s text:c="8"/>write (descr, mensaje, longmens);</text:p>
      <text:p text:style-name="Standard"><text:span text:style-name="T384"><text:s text:c="8"/></text:span><text:span text:style-name="T385">sleep (3);</text:span></text:p>
      <text:p text:style-name="P386"><text:s text:c="8"/>}</text:p>
      <text:p text:style-name="P387"><text:s text:c="4"/>close (descr);</text:p>
      <text:p text:style-name="P388"><text:s text:c="4"/>//printf("Fin del escritor %d\n", getpid ());</text:p>
      <text:p text:style-name="Standard"><text:span text:style-name="T389"><text:s text:c="4"/></text:span><text:span text:style-name="T390">}</text:span></text:p>
      <text:p text:style-name="P391"><text:s text:c="4"/></text:p>
      <text:p text:style-name="P392"/>
      <text:p text:style-name="P393">#include &lt;pthread.h&gt;</text:p>
      <text:p text:style-name="P394">#include&lt;stdio.h&gt;</text:p>
      <text:p text:style-name="P395">#include&lt;stdlib.h&gt;</text:p>
      <text:p text:style-name="P396">#include &lt;time.h&gt;</text:p>
      <text:p text:style-name="P397"/>
      <text:p text:style-name="P398">/*Hilos pthread<text:s/>COREHOT*/</text:p>
      <text:p text:style-name="P399">#define<text:s/>NUMTHREADS 8</text:p>
      <text:p text:style-name="P400"/>
      <text:p text:style-name="P401">void * funcion(void * arg ){</text:p>
      <text:p text:style-name="P402"><text:s text:c="4"/>int i=0;</text:p>
      <text:p text:style-name="P403"><text:s text:c="4"/>srand(time(NULL));</text:p>
      <text:p text:style-name="P404"><text:s text:c="4"/>int r = rand();</text:p>
      <text:p text:style-name="P405"><text:s text:c="4"/>for(i=0;i&lt;10000000;i++){</text:p>
      <text:p text:style-name="P406"><text:s text:c="8"/></text:p>
      <text:p text:style-name="P407"><text:s text:c="8"/>char * name="holamundocfhavgjskdjshfklsagljjdsgnkjds";</text:p>
      <text:p text:style-name="P408"><text:s text:c="8"/>unsigned <text:s/>long nHash = 0;</text:p>
      <text:p text:style-name="P409"><text:s text:c="8"/>int i;</text:p>
      <text:p text:style-name="P410"><text:s text:c="8"/>for ( i= 1000 - 1; i &gt;= 0; --i){</text:p>
      <text:p text:style-name="P411"><text:s text:c="12"/>nHash = r % 1000000007;</text:p>
      <text:p text:style-name="P412"><text:s text:c="14"/>r = rand();</text:p>
      <text:p text:style-name="P413"><text:s text:c="8"/>}</text:p>
      <text:p text:style-name="P414"><text:s text:c="8"/></text:p>
      <text:p text:style-name="P415"><text:s text:c="8"/>printf("hola mundo %i \n" ,r % 1000);</text:p>
      <text:p text:style-name="P416"><text:s text:c="8"/></text:p>
      <text:p text:style-name="P417"><text:s text:c="4"/></text:p>
      <text:p text:style-name="P418"/>
      <text:p text:style-name="P419"><text:s text:c="8"/></text:p>
      <text:p text:style-name="P420"><text:s text:c="8"/>printf("hola mundo %c \n <text:s text:c="3"/>" ,*(int*)arg);</text:p>
      <text:p text:style-name="P421"><text:s text:c="4"/>}</text:p>
      <text:p text:style-name="P422">}</text:p>
      <text:p text:style-name="P423"/>
      <text:p text:style-name="P424"/>
      <text:p text:style-name="P425">int main(){</text:p>
      <text:p text:style-name="P426"/>
      <text:p text:style-name="P427"/>
      <text:p text:style-name="P428">pthread_t hilo;</text:p>
      <text:p text:style-name="P429"/>
      <text:p text:style-name="P430">int arg;</text:p>
      <text:p text:style-name="P431">arg=0;</text:p>
      <text:p text:style-name="P432">int i,r;</text:p>
      <text:p text:style-name="P433">for(i=0;i&lt;NUMTHREADS;i++){</text:p>
      <text:p text:style-name="P434">r=pthread_create(&amp;hilo,NULL,funcion,(void *)&amp;arg);</text:p>
      <text:p text:style-name="P435">if(r&lt;0){</text:p>
      <text:p text:style-name="P436"><text:s text:c="4"/>perror("error_pthread_create");</text:p>
      <text:p text:style-name="P437">}</text:p>
      <text:p text:style-name="P438">}</text:p>
      <text:p text:style-name="P439">for(i=0;i&lt;NUMTHREADS;i++){</text:p>
      <text:p text:style-name="P440"><text:s text:c="4"/>r=pthread_join(hilo,NULL);</text:p>
      <text:p text:style-name="P441"><text:s text:c="4"/>if(r!=0){</text:p>
      <text:p text:style-name="P442"><text:s text:c="4"/>perror("error_pthread_join");</text:p>
      <text:p text:style-name="P443">}</text:p>
      <text:p text:style-name="P444">}</text:p>
      <text:p text:style-name="P445"/>
      <text:p text:style-name="P446"/>
      <text:p text:style-name="P447"/>
      <text:p text:style-name="P448">}</text:p>
      <text:p text:style-name="P449"/>
      <text:p text:style-name="P450"/>
      <text:p text:style-name="P451">#include &lt;sys/types.h&gt;</text:p>
      <text:p text:style-name="P452">#include &lt;fcntl.h&gt;</text:p>
      <text:p text:style-name="P453">#include &lt;unistd.h&gt;</text:p>
      <text:p text:style-name="P454">#include &lt;stdio.h&gt;</text:p>
      <text:p text:style-name="P455">#include&lt;stdlib.h&gt;</text:p>
      <text:p text:style-name="P456">#include&lt;string.h&gt;</text:p>
      <text:p text:style-name="P457"/>
      <text:p text:style-name="P458"/>
      <text:p text:style-name="P459">/*Comucacion de procesos EMPARENTADOS <text:s/>mediante tuberias PIPE</text:p>
      <text:p text:style-name="P460"><text:s text:c="2"/>*En este caso calculamos PI</text:p>
      <text:p text:style-name="P461"><text:s/>*/</text:p>
      <text:p text:style-name="P462"/>
      <text:p text:style-name="P463">#define ITER 1e09</text:p>
      <text:p text:style-name="P464">#define SIZE 40</text:p>
      <text:p text:style-name="P465"/>
      <text:p text:style-name="P466">int calc(double*pi,long int init ,int end){ //funcionCalculaMitadPI</text:p>
      <text:p text:style-name="P467"/>
      <text:p text:style-name="P468"><text:tab/>if(init == 1){</text:p>
      <text:p text:style-name="P469"><text:tab/><text:s text:c="4"/>*pi=4.0;</text:p>
      <text:p text:style-name="P470"><text:tab/>}else{</text:p>
      <text:p text:style-name="P471"><text:tab/><text:s text:c="4"/>*pi=0.0;</text:p>
      <text:p text:style-name="P472"><text:tab/>}</text:p>
      <text:p text:style-name="P473"><text:tab/>int i;</text:p>
      <text:p text:style-name="P474"><text:tab/>for (i=init;i&lt;end;){</text:p>
      <text:p text:style-name="P475"><text:tab/><text:s text:c="4"/>*pi=*pi-(double)(4.0)/(double)(i+=2);</text:p>
      <text:p text:style-name="P476"><text:tab/><text:tab/>*pi=*pi+(double)(4.0)/(double)(i+=2); // pow (-1.i) -&gt; hace mas lento codigo</text:p>
      <text:p text:style-name="P477"><text:tab/>}</text:p>
      <text:p text:style-name="P478"><text:tab/>return 0;<text:tab/></text:p>
      <text:p text:style-name="P479">}</text:p>
      <text:p text:style-name="P480"/>
      <text:p text:style-name="P481"/>
      <text:p text:style-name="P482"/>
      <text:p text:style-name="P483"><text:s/></text:p>
      <text:p text:style-name="P484">int main( int argc, char **argv )</text:p>
      <text:p text:style-name="P485">{</text:p>
      <text:p text:style-name="P486"><text:s text:c="4"/>pid_t pid;</text:p>
      <text:p text:style-name="P487"><text:s text:c="4"/>int p[2], readbytes;</text:p>
      <text:p text:style-name="P488"><text:s text:c="4"/>double *pi;</text:p>
      <text:p text:style-name="P489"><text:s text:c="4"/>double num ;</text:p>
      <text:p text:style-name="P490"><text:s text:c="4"/>pipe( p );</text:p>
      <text:p text:style-name="Standard"><text:span text:style-name="T491"><text:s text:c="4"/></text:span><text:span text:style-name="T492">pi=&amp;num;</text:span></text:p>
      <text:p text:style-name="P493"><text:s text:c="4"/>pid=fork(); /*Creacion Subproceso hijo */</text:p>
      <text:p text:style-name="P494"><text:s text:c="4"/></text:p>
      <text:p text:style-name="P495"><text:s text:c="2"/>if ( (pid) == 0 )</text:p>
      <text:p text:style-name="P496"><text:s text:c="2"/>{ /* hijo*/</text:p>
      <text:p text:style-name="P497"><text:s text:c="4"/>close(<text:s/>p[0] ); /* cerramos el lado de lectura del pipe */</text:p>
      <text:p text:style-name="P498"><text:s text:c="4"/>calc(pi,1,(ITER/2));</text:p>
      <text:p text:style-name="P499"><text:s text:c="4"/>write( p[1] , pi, sizeof(pi) );/*Escribimos en el lado de<text:s/><text:soft-page-break/>escritura*/</text:p>
      <text:p text:style-name="P500"><text:s text:c="4"/>close( p[1] ); <text:s/>/*cerramos lado escritura*/</text:p>
      <text:p text:style-name="P501"><text:s text:c="3"/></text:p>
      <text:p text:style-name="P502"><text:s text:c="2"/>}</text:p>
      <text:p text:style-name="P503"><text:s text:c="2"/>else</text:p>
      <text:p text:style-name="P504"><text:s text:c="2"/>{ /* padre*/</text:p>
      <text:p text:style-name="P505"><text:s text:c="4"/>double <text:s/>a;</text:p>
      <text:p text:style-name="P506"><text:s text:c="4"/>close( p[1] ); <text:s/>/*cerramos lado escritura*/</text:p>
      <text:p text:style-name="Standard"><text:span text:style-name="T507"><text:s text:c="4"/></text:span><text:span text:style-name="T508">calc(&amp;a,(ITER/2)+1,ITER);</text:span></text:p>
      <text:p text:style-name="P509"><text:s text:c="4"/>read(p[0],pi,sizeof(pi));/*Leemos */</text:p>
      <text:p text:style-name="Standard"><text:span text:style-name="T510"><text:s text:c="4"/></text:span><text:span text:style-name="T511">printf("%.*f",10 ,*pi+a); <text:s/>/*Mostramos el calculado y el leido */</text:span></text:p>
      <text:p text:style-name="P512"><text:s text:c="4"/>close( p[0] );//cerramos lado lectura</text:p>
      <text:p text:style-name="P513"><text:s text:c="2"/>}</text:p>
      <text:p text:style-name="P514"><text:s text:c="2"/></text:p>
      <text:p text:style-name="P515"><text:s text:c="2"/></text:p>
      <text:p text:style-name="Standard"><text:span text:style-name="T516"><text:s text:c="2"/></text:span><text:span text:style-name="T517">exit( 0 )</text:span><text:span text:style-name="T518">;</text:span></text:p>
      <text:p text:style-name="P519">}</text:p>
      <text:p text:style-name="P520"/>
      <text:p text:style-name="P521"/>
      <text:p text:style-name="P522"/>
      <text:p text:style-name="P523"/>
      <text:p text:style-name="P524">#include &lt;sys/types.h&gt; <text:s text:c="9"/></text:p>
      <text:p text:style-name="P525">#include &lt;sys/socket.h&gt;</text:p>
      <text:p text:style-name="P526">#include&lt;unistd.h&gt;</text:p>
      <text:p text:style-name="P527">#include&lt;errno.h&gt;</text:p>
      <text:p text:style-name="P528">#include&lt;stdio.h&gt;</text:p>
      <text:p text:style-name="P529">#include &lt;strings.h&gt;</text:p>
      <text:p text:style-name="P530">#include &lt;netinet/in.h&gt;</text:p>
      <text:p text:style-name="P531"/>
      <text:p text:style-name="P532">#define PORT 3535</text:p>
      <text:p text:style-name="P533">#define BACKLOG 0</text:p>
      <text:p text:style-name="P534"/>
      <text:p text:style-name="P535">/*Configuración Socket MODO SERVIDOR*/</text:p>
      <text:p text:style-name="P536"/>
      <text:p text:style-name="P537"/>
      <text:p text:style-name="P538">int main(){</text:p>
      <text:p text:style-name="P539"><text:s text:c="4"/>int serverfd,r,clientfd;</text:p>
      <text:p text:style-name="P540"><text:s text:c="4"/>struct sockaddr_in server,client;</text:p>
      <text:p text:style-name="P541"><text:s text:c="4"/>socklen_t size =sizeof(struct sockaddr_in);</text:p>
      <text:p text:style-name="P542"><text:s text:c="4"/>socklen_t size_cli;</text:p>
      <text:p text:style-name="P543"><text:s text:c="4"/></text:p>
      <text:p text:style-name="P544"><text:s text:c="4"/>char buffer[32];</text:p>
      <text:p text:style-name="P545"><text:s text:c="4"/></text:p>
      <text:p text:style-name="P546"><text:s text:c="4"/></text:p>
      <text:p text:style-name="P547"><text:s text:c="4"/>serverfd=socket(AF_INET,SOCK_STREAM,0);/*creación server*/</text:p>
      <text:p text:style-name="P548"><text:s text:c="4"/>if(serverfd == -1){</text:p>
      <text:p text:style-name="P549"><text:s text:c="8"/>perror("Error Socket");</text:p>
      <text:p text:style-name="P550"><text:s text:c="4"/>}</text:p>
      <text:p text:style-name="P551"><text:s text:c="4"/>server.sin_family =AF_INET;</text:p>
      <text:p text:style-name="P552"><text:s text:c="4"/>server.sin_port=htons(PORT);</text:p>
      <text:p text:style-name="P553"><text:s text:c="4"/>server.sin_addr.s_addr=INADDR_ANY;</text:p>
      <text:p text:style-name="Standard"><text:span text:style-name="T554"><text:s text:c="4"/></text:span><text:span text:style-name="T555">bzero(server.sin_zero,8);//rellena de zeros</text:span></text:p>
      <text:p text:style-name="Standard"><text:span text:style-name="T556"><text:s text:c="4"/></text:span><text:span text:style-name="T557">r=bind(serverfd,(struct sockaddr *)&amp;server,size);//bautizo socket</text:span></text:p>
      <text:p text:style-name="Standard"><text:span text:style-name="T558"><text:s text:c="2"/></text:span><text:span text:style-name="T559"><text:s text:c="2"/></text:span><text:span text:style-name="T560">if(r&lt;0){</text:span></text:p>
      <text:p text:style-name="P561"><text:s text:c="4"/>perror("error bind"); }</text:p>
      <text:p text:style-name="P562"><text:s text:c="4"/>r=listen(serverfd,BACKLOG); //configguracion de escucha</text:p>
      <text:p text:style-name="P563"><text:s text:c="4"/>if(r&lt;0){</text:p>
      <text:p text:style-name="P564"><text:s text:c="4"/>perror("error listen ");</text:p>
      <text:p text:style-name="P565"><text:s text:c="4"/>}</text:p>
      <text:p text:style-name="P566"><text:s text:c="4"/>clientfd=accept(serverfd,(struct sockaddr *)&amp;client,(socklen_t*)&amp; size_cli);//crear la creacion para recibir msj</text:p>
      <text:p text:style-name="P567"><text:s text:c="4"/></text:p>
      <text:p text:style-name="P568"><text:s text:c="4"/>if(clientfd&lt;0){perror("err");}</text:p>
      <text:p text:style-name="Standard"><text:span text:style-name="T569"><text:s text:c="4"/></text:span><text:span text:style-name="T570">r=recv(clientfd,buffer,32,0);</text:span></text:p>
      <text:p text:style-name="P571"><text:s text:c="4"/>if(r&lt;=0){</text:p>
      <text:p text:style-name="P572"><text:s text:c="8"/>perror("error");</text:p>
      <text:p text:style-name="P573"><text:s text:c="4"/>}</text:p>
      <text:p text:style-name="P574"><text:s text:c="4"/>printf("%s",buffer);</text:p>
      <text:p text:style-name="P575"><text:s text:c="4"/>close(clientfd);</text:p>
      <text:p text:style-name="P576"><text:s text:c="4"/>close(serverfd);</text:p>
      <text:p text:style-name="P577"><text:s text:c="4"/></text:p>
      <text:p text:style-name="P578"><text:s text:c="4"/></text:p>
      <text:p text:style-name="P579"/>
      <text:p text:style-name="P580">}</text:p>
      <text:p text:style-name="P581"/>
      <text:p text:style-name="P582">#include &lt;stdio.h&gt;</text:p>
      <text:p text:style-name="P583">#include &lt;sys/types.h&gt; <text:s text:c="9"/></text:p>
      <text:p text:style-name="P584">#include &lt;sys/socket.h&gt;</text:p>
      <text:p text:style-name="P585">#include &lt;strings.h&gt;</text:p>
      <text:p text:style-name="P586">#include &lt;netinet/in.h&gt;</text:p>
      <text:p text:style-name="P587"/>
      <text:p text:style-name="P588">#define PORT 3535</text:p>
      <text:p text:style-name="P589"/>
      <text:p text:style-name="P590">/*Socket <text:s/>MODO CLIENTE */</text:p>
      <text:p text:style-name="P591"/>
      <text:p text:style-name="P592"/>
      <text:p text:style-name="P593">int main(int argc,char * argv[]){</text:p>
      <text:p text:style-name="P594">//argv[0]Nombre<text:s/>executable,[1]primer parametro VA EL PUERTO (BACKLOG),[2]segundo parametro separado por espacio*/</text:p>
      <text:p text:style-name="Standard"><text:span text:style-name="T595"><text:s text:c="4"/></text:span><text:span text:style-name="T596">int clientfd,r;</text:span></text:p>
      <text:p text:style-name="P597"><text:s text:c="4"/></text:p>
      <text:p text:style-name="P598"><text:s text:c="4"/>clientfd=socket(AF_INET,SOCK_STREAM,0);</text:p>
      <text:p text:style-name="Standard"><text:span text:style-name="T599"><text:s text:c="4"/></text:span><text:span text:style-name="T600">/* <text:s/>*AF_INET especifica coneccioón mediante ip_v4</text:span></text:p>
      <text:p text:style-name="Standard"><text:span text:style-name="T601"><text:s text:c="8"/></text:span><text:span text:style-name="T602">*SOCK_STREAM especifica<text:s/></text:span><text:span text:style-name="T603">tipo de tcp</text:span></text:p>
      <text:p text:style-name="P604"><text:s text:c="4"/>*/</text:p>
      <text:p text:style-name="P605"><text:s text:c="4"/></text:p>
      <text:p text:style-name="P606"><text:s text:c="4"/>struct sockaddr_in client;</text:p>
      <text:p text:style-name="P607"><text:s text:c="4"/>socklen_t size =sizeof(struct sockaddr_in );</text:p>
      <text:p text:style-name="P608"><text:s text:c="4"/>if(clientfd==0){</text:p>
      <text:p text:style-name="P609"><text:s text:c="4"/>perror("error socket");</text:p>
      <text:p text:style-name="P610"><text:s text:c="4"/>}</text:p>
      <text:p text:style-name="P611"><text:s text:c="4"/>client.sin_family=AF_INET;</text:p>
      <text:p text:style-name="Standard"><text:span text:style-name="T612"><text:s text:c="4"/></text:span><text:span text:style-name="T613">client.sin_port=htons(PORT); /*htons soluciona<text:s/></text:span><text:span text:style-name="T614">problema envianismo*/</text:span></text:p>
      <text:p text:style-name="P615"><text:s text:c="4"/>client.sin_addr.s_addr=inet_addr(argv[1]); //pasamos la direccion por parametro en el ./</text:p>
      <text:p text:style-name="Standard"><text:span text:style-name="T616"><text:s text:c="4"/></text:span><text:span text:style-name="T617">bzero(client.sin_zero,8);</text:span></text:p>
      <text:p text:style-name="P618"><text:s text:c="4"/></text:p>
      <text:p text:style-name="P619"><text:s text:c="4"/></text:p>
      <text:p text:style-name="P620"><text:s text:c="4"/>r=connect(clientfd,(struct sockaddr *)&amp;client,size);</text:p>
      <text:p text:style-name="Standard"><text:span text:style-name="T621"><text:s text:c="4"/></text:span><text:span text:style-name="T622">if(r==-1){</text:span></text:p>
      <text:p text:style-name="P623"><text:s text:c="8"/>perror ("ERROR<text:s/>in conect");/*error al conectarse al servidor */</text:p>
      <text:p text:style-name="P624"><text:s text:c="4"/>}</text:p>
      <text:p text:style-name="P625"><text:s text:c="4"/>/**/</text:p>
      <text:p text:style-name="P626"><text:s text:c="4"/>r=send(clientfd,"hola mundo",10,0);</text:p>
      <text:p text:style-name="P627"><text:s text:c="4"/>if(r!=10){ //no se envio el paquete completo</text:p>
      <text:p text:style-name="P628"><text:s text:c="4"/>;</text:p>
      <text:p text:style-name="P629"><text:s text:c="4"/>}</text:p>
      <text:p text:style-name="P630"><text:s text:c="4"/>close(clientfd);</text:p>
      <text:p text:style-name="P631"/>
      <text:p text:style-name="P632"/>
      <text:p text:style-name="P633"/>
      <text:p text:style-name="P634"/>
      <text:p text:style-name="Standard"><text:span text:style-name="T63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variable" svg:panose-1="2 11 5 2 0 0 0 0 0 1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columns fo:column-count="3" fo:column-gap="0.5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lerWin</dc:creator>
    <meta:creation-date>2017-03-23T13:19:00Z</meta:creation-date>
    <dc:date>2017-03-23T13:19:00Z</dc:date>
    <meta:template xlink:href="Normal" xlink:type="simple"/>
    <meta:editing-cycles>2</meta:editing-cycles>
    <meta:editing-duration>PT0S</meta:editing-duration>
    <meta:document-statistic meta:page-count="4" meta:paragraph-count="23" meta:word-count="1784" meta:character-count="11575" meta:row-count="81" meta:non-whitespace-character-count="9814"/>
  </office:meta>
</office:document-meta>
</file>